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8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99156" calcext:value-type="float">
            <text:p>2.63699156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151036" calcext:value-type="float">
            <text:p>0.66151036</text:p>
          </table:table-cell>
          <table:table-cell office:value-type="float" office:value="0.66172046" calcext:value-type="float">
            <text:p>0.66172046</text:p>
          </table:table-cell>
          <table:table-cell office:value-type="float" office:value="0.66132508" calcext:value-type="float">
            <text:p>0.66132508</text:p>
          </table:table-cell>
          <table:table-cell office:value-type="float" office:value="0.66139435" calcext:value-type="float">
            <text:p>0.66139435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41625" calcext:value-type="float">
            <text:p>0.32941625</text:p>
          </table:table-cell>
          <table:table-cell office:value-type="float" office:value="0.32997482" calcext:value-type="float">
            <text:p>0.32997482</text:p>
          </table:table-cell>
          <table:table-cell office:value-type="float" office:value="0.33012695" calcext:value-type="float">
            <text:p>0.33012695</text:p>
          </table:table-cell>
          <table:table-cell office:value-type="float" office:value="0.33017959" calcext:value-type="float">
            <text:p>0.33017959</text:p>
          </table:table-cell>
          <table:table-cell office:value-type="float" office:value="0.33002115" calcext:value-type="float">
            <text:p>0.33002115</text:p>
          </table:table-cell>
          <table:table-cell office:value-type="float" office:value="0.3300866" calcext:value-type="float">
            <text:p>0.3300866</text:p>
          </table:table-cell>
          <table:table-cell office:value-type="float" office:value="0.33003366" calcext:value-type="float">
            <text:p>0.33003366</text:p>
          </table:table-cell>
          <table:table-cell office:value-type="float" office:value="0.33004634" calcext:value-type="float">
            <text:p>0.3300463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978929" calcext:value-type="float">
            <text:p>0.21978929</text:p>
          </table:table-cell>
          <table:table-cell office:value-type="float" office:value="0.21968228" calcext:value-type="float">
            <text:p>0.21968228</text:p>
          </table:table-cell>
          <table:table-cell office:value-type="float" office:value="0.21979557" calcext:value-type="float">
            <text:p>0.21979557</text:p>
          </table:table-cell>
          <table:table-cell office:value-type="float" office:value="0.21977155" calcext:value-type="float">
            <text:p>0.21977155</text:p>
          </table:table-cell>
          <table:table-cell office:value-type="float" office:value="0.2197883" calcext:value-type="float">
            <text:p>0.2197883</text:p>
          </table:table-cell>
          <table:table-cell office:value-type="float" office:value="0.21984618" calcext:value-type="float">
            <text:p>0.21984618</text:p>
          </table:table-cell>
          <table:table-cell office:value-type="float" office:value="0.21972604" calcext:value-type="float">
            <text:p>0.21972604</text:p>
          </table:table-cell>
          <table:table-cell office:value-type="float" office:value="0.21942342" calcext:value-type="float">
            <text:p>0.21942342</text:p>
          </table:table-cell>
          <table:table-cell office:value-type="float" office:value="0.22067773" calcext:value-type="float">
            <text:p>0.22067773</text:p>
          </table:table-cell>
          <table:table-cell office:value-type="float" office:value="0.22075188" calcext:value-type="float">
            <text:p>0.22075188</text:p>
          </table:table-cell>
          <table:table-cell office:value-type="float" office:value="0.22077533" calcext:value-type="float">
            <text:p>0.22077533</text:p>
          </table:table-cell>
          <table:table-cell office:value-type="float" office:value="0.21982192" calcext:value-type="float">
            <text:p>0.21982192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50288" calcext:value-type="float">
            <text:p>0.1650288</text:p>
          </table:table-cell>
          <table:table-cell office:value-type="float" office:value="0.16499361" calcext:value-type="float">
            <text:p>0.16499361</text:p>
          </table:table-cell>
          <table:table-cell office:value-type="float" office:value="0.1650269" calcext:value-type="float">
            <text:p>0.1650269</text:p>
          </table:table-cell>
          <table:table-cell office:value-type="float" office:value="0.1654558" calcext:value-type="float">
            <text:p>0.1654558</text:p>
          </table:table-cell>
          <table:table-cell office:value-type="float" office:value="0.16550715" calcext:value-type="float">
            <text:p>0.16550715</text:p>
          </table:table-cell>
          <table:table-cell office:value-type="float" office:value="0.16804776" calcext:value-type="float">
            <text:p>0.16804776</text:p>
          </table:table-cell>
          <table:table-cell office:value-type="float" office:value="0.16797778" calcext:value-type="float">
            <text:p>0.16797778</text:p>
          </table:table-cell>
          <table:table-cell office:value-type="float" office:value="0.16783346" calcext:value-type="float">
            <text:p>0.16783346</text:p>
          </table:table-cell>
          <table:table-cell office:value-type="float" office:value="0.16794669" calcext:value-type="float">
            <text:p>0.16794669</text:p>
          </table:table-cell>
          <table:table-cell office:value-type="float" office:value="0.16806136" calcext:value-type="float">
            <text:p>0.16806136</text:p>
          </table:table-cell>
          <table:table-cell office:value-type="float" office:value="0.16802152" calcext:value-type="float">
            <text:p>0.16802152</text:p>
          </table:table-cell>
          <table:table-cell office:value-type="float" office:value="0.16809049" calcext:value-type="float">
            <text:p>0.16809049</text:p>
          </table:table-cell>
          <table:table-cell office:value-type="float" office:value="0.16807357" calcext:value-type="float">
            <text:p>0.16807357</text:p>
          </table:table-cell>
          <table:table-cell office:value-type="float" office:value="0.16808246" calcext:value-type="float">
            <text:p>0.16808246</text:p>
          </table:table-cell>
          <table:table-cell office:value-type="float" office:value="0.16809327" calcext:value-type="float">
            <text:p>0.16809327</text:p>
          </table:table-cell>
          <table:table-cell office:value-type="float" office:value="0.16815354" calcext:value-type="float">
            <text:p>0.1681535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255153" calcext:value-type="float">
            <text:p>0.13255153</text:p>
          </table:table-cell>
          <table:table-cell office:value-type="float" office:value="0.13285201" calcext:value-type="float">
            <text:p>0.13285201</text:p>
          </table:table-cell>
          <table:table-cell office:value-type="float" office:value="0.13629327" calcext:value-type="float">
            <text:p>0.13629327</text:p>
          </table:table-cell>
          <table:table-cell office:value-type="float" office:value="0.13617291" calcext:value-type="float">
            <text:p>0.13617291</text:p>
          </table:table-cell>
          <table:table-cell office:value-type="float" office:value="0.13642864" calcext:value-type="float">
            <text:p>0.13642864</text:p>
          </table:table-cell>
          <table:table-cell office:value-type="float" office:value="0.13638371" calcext:value-type="float">
            <text:p>0.13638371</text:p>
          </table:table-cell>
          <table:table-cell office:value-type="float" office:value="0.13599117" calcext:value-type="float">
            <text:p>0.13599117</text:p>
          </table:table-cell>
          <table:table-cell office:value-type="float" office:value="0.13609302" calcext:value-type="float">
            <text:p>0.13609302</text:p>
          </table:table-cell>
          <table:table-cell office:value-type="float" office:value="0.13641056" calcext:value-type="float">
            <text:p>0.13641056</text:p>
          </table:table-cell>
          <table:table-cell office:value-type="float" office:value="0.1364559" calcext:value-type="float">
            <text:p>0.1364559</text:p>
          </table:table-cell>
          <table:table-cell office:value-type="float" office:value="0.13631516" calcext:value-type="float">
            <text:p>0.13631516</text:p>
          </table:table-cell>
          <table:table-cell office:value-type="float" office:value="0.13643092" calcext:value-type="float">
            <text:p>0.13643092</text:p>
          </table:table-cell>
          <table:table-cell office:value-type="float" office:value="0.13635474" calcext:value-type="float">
            <text:p>0.13635474</text:p>
          </table:table-cell>
          <table:table-cell office:value-type="float" office:value="0.13641689" calcext:value-type="float">
            <text:p>0.13641689</text:p>
          </table:table-cell>
          <table:table-cell office:value-type="float" office:value="0.1360157" calcext:value-type="float">
            <text:p>0.1360157</text:p>
          </table:table-cell>
          <table:table-cell office:value-type="float" office:value="0.1368144" calcext:value-type="float">
            <text:p>0.1368144</text:p>
          </table:table-cell>
          <table:table-cell office:value-type="float" office:value="0.13671976" calcext:value-type="float">
            <text:p>0.13671976</text:p>
          </table:table-cell>
          <table:table-cell office:value-type="float" office:value="0.13678943" calcext:value-type="float">
            <text:p>0.13678943</text:p>
          </table:table-cell>
          <table:table-cell office:value-type="float" office:value="0.13618059" calcext:value-type="float">
            <text:p>0.13618059</text:p>
          </table:table-cell>
          <table:table-cell office:value-type="float" office:value="0.13644031" calcext:value-type="float">
            <text:p>0.13644031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747671" calcext:value-type="float">
            <text:p>0.11747671</text:p>
          </table:table-cell>
          <table:table-cell office:value-type="float" office:value="0.11743794" calcext:value-type="float">
            <text:p>0.11743794</text:p>
          </table:table-cell>
          <table:table-cell office:value-type="float" office:value="0.11760192" calcext:value-type="float">
            <text:p>0.11760192</text:p>
          </table:table-cell>
          <table:table-cell office:value-type="float" office:value="0.11750904" calcext:value-type="float">
            <text:p>0.11750904</text:p>
          </table:table-cell>
          <table:table-cell office:value-type="float" office:value="0.11838177" calcext:value-type="float">
            <text:p>0.11838177</text:p>
          </table:table-cell>
          <table:table-cell office:value-type="float" office:value="0.1336529" calcext:value-type="float">
            <text:p>0.1336529</text:p>
          </table:table-cell>
          <table:table-cell office:value-type="float" office:value="0.13371793" calcext:value-type="float">
            <text:p>0.13371793</text:p>
          </table:table-cell>
          <table:table-cell office:value-type="float" office:value="0.13370946" calcext:value-type="float">
            <text:p>0.13370946</text:p>
          </table:table-cell>
          <table:table-cell office:value-type="float" office:value="0.13372879" calcext:value-type="float">
            <text:p>0.13372879</text:p>
          </table:table-cell>
          <table:table-cell office:value-type="float" office:value="0.1335445" calcext:value-type="float">
            <text:p>0.1335445</text:p>
          </table:table-cell>
          <table:table-cell office:value-type="float" office:value="0.13316483" calcext:value-type="float">
            <text:p>0.13316483</text:p>
          </table:table-cell>
          <table:table-cell office:value-type="float" office:value="0.13368762" calcext:value-type="float">
            <text:p>0.13368762</text:p>
          </table:table-cell>
          <table:table-cell office:value-type="float" office:value="0.13374852" calcext:value-type="float">
            <text:p>0.13374852</text:p>
          </table:table-cell>
          <table:table-cell office:value-type="float" office:value="0.13358856" calcext:value-type="float">
            <text:p>0.13358856</text:p>
          </table:table-cell>
          <table:table-cell office:value-type="float" office:value="0.13377482" calcext:value-type="float">
            <text:p>0.13377482</text:p>
          </table:table-cell>
          <table:table-cell office:value-type="float" office:value="0.13376014" calcext:value-type="float">
            <text:p>0.13376014</text:p>
          </table:table-cell>
          <table:table-cell office:value-type="float" office:value="0.13380832" calcext:value-type="float">
            <text:p>0.13380832</text:p>
          </table:table-cell>
          <table:table-cell office:value-type="float" office:value="0.1336101" calcext:value-type="float">
            <text:p>0.1336101</text:p>
          </table:table-cell>
          <table:table-cell office:value-type="float" office:value="0.13374865" calcext:value-type="float">
            <text:p>0.13374865</text:p>
          </table:table-cell>
          <table:table-cell office:value-type="float" office:value="0.13380594" calcext:value-type="float">
            <text:p>0.13380594</text:p>
          </table:table-cell>
          <table:table-cell office:value-type="float" office:value="0.13378683" calcext:value-type="float">
            <text:p>0.13378683</text:p>
          </table:table-cell>
          <table:table-cell office:value-type="float" office:value="0.13370512" calcext:value-type="float">
            <text:p>0.13370512</text:p>
          </table:table-cell>
          <table:table-cell office:value-type="float" office:value="0.1337682" calcext:value-type="float">
            <text:p>0.1337682</text:p>
          </table:table-cell>
          <table:table-cell office:value-type="float" office:value="0.13372763" calcext:value-type="float">
            <text:p>0.1337276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479977" calcext:value-type="float">
            <text:p>0.10479977</text:p>
          </table:table-cell>
          <table:table-cell office:value-type="float" office:value="0.10448092" calcext:value-type="float">
            <text:p>0.10448092</text:p>
          </table:table-cell>
          <table:table-cell office:value-type="float" office:value="0.10498979" calcext:value-type="float">
            <text:p>0.10498979</text:p>
          </table:table-cell>
          <table:table-cell office:value-type="float" office:value="0.10156752" calcext:value-type="float">
            <text:p>0.10156752</text:p>
          </table:table-cell>
          <table:table-cell office:value-type="float" office:value="0.11237313" calcext:value-type="float">
            <text:p>0.11237313</text:p>
          </table:table-cell>
          <table:table-cell office:value-type="float" office:value="0.1123753" calcext:value-type="float">
            <text:p>0.1123753</text:p>
          </table:table-cell>
          <table:table-cell office:value-type="float" office:value="0.11235996" calcext:value-type="float">
            <text:p>0.11235996</text:p>
          </table:table-cell>
          <table:table-cell office:value-type="float" office:value="0.11234363" calcext:value-type="float">
            <text:p>0.11234363</text:p>
          </table:table-cell>
          <table:table-cell office:value-type="float" office:value="0.11233923" calcext:value-type="float">
            <text:p>0.11233923</text:p>
          </table:table-cell>
          <table:table-cell office:value-type="float" office:value="0.11239894" calcext:value-type="float">
            <text:p>0.11239894</text:p>
          </table:table-cell>
          <table:table-cell office:value-type="float" office:value="0.11222228" calcext:value-type="float">
            <text:p>0.11222228</text:p>
          </table:table-cell>
          <table:table-cell office:value-type="float" office:value="0.11244052" calcext:value-type="float">
            <text:p>0.11244052</text:p>
          </table:table-cell>
          <table:table-cell office:value-type="float" office:value="0.11223684" calcext:value-type="float">
            <text:p>0.11223684</text:p>
          </table:table-cell>
          <table:table-cell office:value-type="float" office:value="0.11231307" calcext:value-type="float">
            <text:p>0.11231307</text:p>
          </table:table-cell>
          <table:table-cell office:value-type="float" office:value="0.1125382" calcext:value-type="float">
            <text:p>0.1125382</text:p>
          </table:table-cell>
          <table:table-cell office:value-type="float" office:value="0.11224377" calcext:value-type="float">
            <text:p>0.11224377</text:p>
          </table:table-cell>
          <table:table-cell office:value-type="float" office:value="0.11238229" calcext:value-type="float">
            <text:p>0.11238229</text:p>
          </table:table-cell>
          <table:table-cell office:value-type="float" office:value="0.11224578" calcext:value-type="float">
            <text:p>0.11224578</text:p>
          </table:table-cell>
          <table:table-cell office:value-type="float" office:value="0.11248994" calcext:value-type="float">
            <text:p>0.11248994</text:p>
          </table:table-cell>
          <table:table-cell office:value-type="float" office:value="0.1099398" calcext:value-type="float">
            <text:p>0.1099398</text:p>
          </table:table-cell>
          <table:table-cell office:value-type="float" office:value="0.1126207" calcext:value-type="float">
            <text:p>0.1126207</text:p>
          </table:table-cell>
          <table:table-cell office:value-type="float" office:value="0.11243548" calcext:value-type="float">
            <text:p>0.11243548</text:p>
          </table:table-cell>
          <table:table-cell office:value-type="float" office:value="0.11251503" calcext:value-type="float">
            <text:p>0.11251503</text:p>
          </table:table-cell>
          <table:table-cell office:value-type="float" office:value="0.11250092" calcext:value-type="float">
            <text:p>0.11250092</text:p>
          </table:table-cell>
          <table:table-cell office:value-type="float" office:value="0.11263787" calcext:value-type="float">
            <text:p>0.11263787</text:p>
          </table:table-cell>
          <table:table-cell office:value-type="float" office:value="0.1126183" calcext:value-type="float">
            <text:p>0.1126183</text:p>
          </table:table-cell>
          <table:table-cell office:value-type="float" office:value="0.11253535" calcext:value-type="float">
            <text:p>0.11253535</text:p>
          </table:table-cell>
          <table:table-cell office:value-type="float" office:value="0.11256569" calcext:value-type="float">
            <text:p>0.1125656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331724" calcext:value-type="float">
            <text:p>0.09331724</text:p>
          </table:table-cell>
          <table:table-cell office:value-type="float" office:value="0.09317449" calcext:value-type="float">
            <text:p>0.09317449</text:p>
          </table:table-cell>
          <table:table-cell office:value-type="float" office:value="0.09569661" calcext:value-type="float">
            <text:p>0.09569661</text:p>
          </table:table-cell>
          <table:table-cell office:value-type="float" office:value="0.09584645" calcext:value-type="float">
            <text:p>0.09584645</text:p>
          </table:table-cell>
          <table:table-cell office:value-type="float" office:value="0.11796675" calcext:value-type="float">
            <text:p>0.11796675</text:p>
          </table:table-cell>
          <table:table-cell office:value-type="float" office:value="0.11761501" calcext:value-type="float">
            <text:p>0.11761501</text:p>
          </table:table-cell>
          <table:table-cell office:value-type="float" office:value="0.117997" calcext:value-type="float">
            <text:p>0.117997</text:p>
          </table:table-cell>
          <table:table-cell office:value-type="float" office:value="0.11795309" calcext:value-type="float">
            <text:p>0.11795309</text:p>
          </table:table-cell>
          <table:table-cell office:value-type="float" office:value="0.11777669" calcext:value-type="float">
            <text:p>0.11777669</text:p>
          </table:table-cell>
          <table:table-cell office:value-type="float" office:value="0.11802907" calcext:value-type="float">
            <text:p>0.11802907</text:p>
          </table:table-cell>
          <table:table-cell office:value-type="float" office:value="0.11787245" calcext:value-type="float">
            <text:p>0.11787245</text:p>
          </table:table-cell>
          <table:table-cell office:value-type="float" office:value="0.10592696" calcext:value-type="float">
            <text:p>0.10592696</text:p>
          </table:table-cell>
          <table:table-cell office:value-type="float" office:value="0.10760436" calcext:value-type="float">
            <text:p>0.10760436</text:p>
          </table:table-cell>
          <table:table-cell office:value-type="float" office:value="0.11954229" calcext:value-type="float">
            <text:p>0.11954229</text:p>
          </table:table-cell>
          <table:table-cell office:value-type="float" office:value="0.11965741" calcext:value-type="float">
            <text:p>0.11965741</text:p>
          </table:table-cell>
          <table:table-cell office:value-type="float" office:value="0.10705519" calcext:value-type="float">
            <text:p>0.10705519</text:p>
          </table:table-cell>
          <table:table-cell office:value-type="float" office:value="0.11946282" calcext:value-type="float">
            <text:p>0.11946282</text:p>
          </table:table-cell>
          <table:table-cell office:value-type="float" office:value="0.11953468" calcext:value-type="float">
            <text:p>0.11953468</text:p>
          </table:table-cell>
          <table:table-cell office:value-type="float" office:value="0.11956074" calcext:value-type="float">
            <text:p>0.11956074</text:p>
          </table:table-cell>
          <table:table-cell office:value-type="float" office:value="0.11966158" calcext:value-type="float">
            <text:p>0.11966158</text:p>
          </table:table-cell>
          <table:table-cell office:value-type="float" office:value="0.11971294" calcext:value-type="float">
            <text:p>0.11971294</text:p>
          </table:table-cell>
          <table:table-cell office:value-type="float" office:value="0.11979035" calcext:value-type="float">
            <text:p>0.11979035</text:p>
          </table:table-cell>
          <table:table-cell office:value-type="float" office:value="0.11978972" calcext:value-type="float">
            <text:p>0.11978972</text:p>
          </table:table-cell>
          <table:table-cell office:value-type="float" office:value="0.11961285" calcext:value-type="float">
            <text:p>0.11961285</text:p>
          </table:table-cell>
          <table:table-cell office:value-type="float" office:value="0.11972751" calcext:value-type="float">
            <text:p>0.11972751</text:p>
          </table:table-cell>
          <table:table-cell office:value-type="float" office:value="0.11986655" calcext:value-type="float">
            <text:p>0.11986655</text:p>
          </table:table-cell>
          <table:table-cell office:value-type="float" office:value="0.1196157" calcext:value-type="float">
            <text:p>0.1196157</text:p>
          </table:table-cell>
          <table:table-cell office:value-type="float" office:value="0.11410106" calcext:value-type="float">
            <text:p>0.11410106</text:p>
          </table:table-cell>
          <table:table-cell office:value-type="float" office:value="0.11985365" calcext:value-type="float">
            <text:p>0.11985365</text:p>
          </table:table-cell>
          <table:table-cell office:value-type="float" office:value="0.10703006" calcext:value-type="float">
            <text:p>0.10703006</text:p>
          </table:table-cell>
          <table:table-cell office:value-type="float" office:value="0.11985259" calcext:value-type="float">
            <text:p>0.11985259</text:p>
          </table:table-cell>
          <table:table-cell office:value-type="float" office:value="0.11974179" calcext:value-type="float">
            <text:p>0.1197417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082699" calcext:value-type="float">
            <text:p>0.08082699</text:p>
          </table:table-cell>
          <table:table-cell office:value-type="float" office:value="0.08072354" calcext:value-type="float">
            <text:p>0.08072354</text:p>
          </table:table-cell>
          <table:table-cell office:value-type="float" office:value="0.08090593" calcext:value-type="float">
            <text:p>0.08090593</text:p>
          </table:table-cell>
          <table:table-cell office:value-type="float" office:value="0.08079758" calcext:value-type="float">
            <text:p>0.08079758</text:p>
          </table:table-cell>
          <table:table-cell office:value-type="float" office:value="0.08055862" calcext:value-type="float">
            <text:p>0.08055862</text:p>
          </table:table-cell>
          <table:table-cell office:value-type="float" office:value="0.08091431" calcext:value-type="float">
            <text:p>0.08091431</text:p>
          </table:table-cell>
          <table:table-cell office:value-type="float" office:value="0.09004284" calcext:value-type="float">
            <text:p>0.09004284</text:p>
          </table:table-cell>
          <table:table-cell office:value-type="float" office:value="0.089633" calcext:value-type="float">
            <text:p>0.089633</text:p>
          </table:table-cell>
          <table:table-cell office:value-type="float" office:value="0.09005997" calcext:value-type="float">
            <text:p>0.09005997</text:p>
          </table:table-cell>
          <table:table-cell office:value-type="float" office:value="0.08998344" calcext:value-type="float">
            <text:p>0.08998344</text:p>
          </table:table-cell>
          <table:table-cell office:value-type="float" office:value="0.08991374" calcext:value-type="float">
            <text:p>0.08991374</text:p>
          </table:table-cell>
          <table:table-cell office:value-type="float" office:value="0.08966131" calcext:value-type="float">
            <text:p>0.08966131</text:p>
          </table:table-cell>
          <table:table-cell office:value-type="float" office:value="0.0901326" calcext:value-type="float">
            <text:p>0.0901326</text:p>
          </table:table-cell>
          <table:table-cell office:value-type="float" office:value="0.0899734" calcext:value-type="float">
            <text:p>0.0899734</text:p>
          </table:table-cell>
          <table:table-cell office:value-type="float" office:value="0.08999132" calcext:value-type="float">
            <text:p>0.08999132</text:p>
          </table:table-cell>
          <table:table-cell office:value-type="float" office:value="0.09009538" calcext:value-type="float">
            <text:p>0.09009538</text:p>
          </table:table-cell>
          <table:table-cell office:value-type="float" office:value="0.08991878" calcext:value-type="float">
            <text:p>0.08991878</text:p>
          </table:table-cell>
          <table:table-cell office:value-type="float" office:value="0.0897492" calcext:value-type="float">
            <text:p>0.0897492</text:p>
          </table:table-cell>
          <table:table-cell office:value-type="float" office:value="0.08992576" calcext:value-type="float">
            <text:p>0.08992576</text:p>
          </table:table-cell>
          <table:table-cell office:value-type="float" office:value="0.08966264" calcext:value-type="float">
            <text:p>0.08966264</text:p>
          </table:table-cell>
          <table:table-cell office:value-type="float" office:value="0.08513606" calcext:value-type="float">
            <text:p>0.08513606</text:p>
          </table:table-cell>
          <table:table-cell office:value-type="float" office:value="0.08984029" calcext:value-type="float">
            <text:p>0.08984029</text:p>
          </table:table-cell>
          <table:table-cell office:value-type="float" office:value="0.08428994" calcext:value-type="float">
            <text:p>0.08428994</text:p>
          </table:table-cell>
          <table:table-cell office:value-type="float" office:value="0.0799545" calcext:value-type="float">
            <text:p>0.0799545</text:p>
          </table:table-cell>
          <table:table-cell office:value-type="float" office:value="0.09155912" calcext:value-type="float">
            <text:p>0.09155912</text:p>
          </table:table-cell>
          <table:table-cell office:value-type="float" office:value="0.09132416" calcext:value-type="float">
            <text:p>0.09132416</text:p>
          </table:table-cell>
          <table:table-cell office:value-type="float" office:value="0.09119873" calcext:value-type="float">
            <text:p>0.09119873</text:p>
          </table:table-cell>
          <table:table-cell office:value-type="float" office:value="0.0917333" calcext:value-type="float">
            <text:p>0.0917333</text:p>
          </table:table-cell>
          <table:table-cell office:value-type="float" office:value="0.09173174" calcext:value-type="float">
            <text:p>0.09173174</text:p>
          </table:table-cell>
          <table:table-cell office:value-type="float" office:value="0.09140183" calcext:value-type="float">
            <text:p>0.09140183</text:p>
          </table:table-cell>
          <table:table-cell office:value-type="float" office:value="0.09172085" calcext:value-type="float">
            <text:p>0.09172085</text:p>
          </table:table-cell>
          <table:table-cell office:value-type="float" office:value="0.09169556" calcext:value-type="float">
            <text:p>0.09169556</text:p>
          </table:table-cell>
          <table:table-cell office:value-type="float" office:value="0.0917529" calcext:value-type="float">
            <text:p>0.0917529</text:p>
          </table:table-cell>
          <table:table-cell office:value-type="float" office:value="0.0918082" calcext:value-type="float">
            <text:p>0.0918082</text:p>
          </table:table-cell>
          <table:table-cell office:value-type="float" office:value="0.09151908" calcext:value-type="float">
            <text:p>0.09151908</text:p>
          </table:table-cell>
          <table:table-cell office:value-type="float" office:value="0.09153706" calcext:value-type="float">
            <text:p>0.0915370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998605" calcext:value-type="float">
            <text:p>0.09998605</text:p>
          </table:table-cell>
          <table:table-cell office:value-type="float" office:value="0.09995114" calcext:value-type="float">
            <text:p>0.09995114</text:p>
          </table:table-cell>
          <table:table-cell office:value-type="float" office:value="0.11260918" calcext:value-type="float">
            <text:p>0.11260918</text:p>
          </table:table-cell>
          <table:table-cell office:value-type="float" office:value="0.10022765" calcext:value-type="float">
            <text:p>0.10022765</text:p>
          </table:table-cell>
          <table:table-cell office:value-type="float" office:value="0.11276209" calcext:value-type="float">
            <text:p>0.11276209</text:p>
          </table:table-cell>
          <table:table-cell office:value-type="float" office:value="0.11292025" calcext:value-type="float">
            <text:p>0.11292025</text:p>
          </table:table-cell>
          <table:table-cell office:value-type="float" office:value="0.11261306" calcext:value-type="float">
            <text:p>0.11261306</text:p>
          </table:table-cell>
          <table:table-cell office:value-type="float" office:value="0.11263974" calcext:value-type="float">
            <text:p>0.11263974</text:p>
          </table:table-cell>
          <table:table-cell office:value-type="float" office:value="0.10047429" calcext:value-type="float">
            <text:p>0.10047429</text:p>
          </table:table-cell>
          <table:table-cell office:value-type="float" office:value="0.1126538" calcext:value-type="float">
            <text:p>0.1126538</text:p>
          </table:table-cell>
          <table:table-cell office:value-type="float" office:value="0.10010085" calcext:value-type="float">
            <text:p>0.10010085</text:p>
          </table:table-cell>
          <table:table-cell office:value-type="float" office:value="0.11291517" calcext:value-type="float">
            <text:p>0.11291517</text:p>
          </table:table-cell>
          <table:table-cell office:value-type="float" office:value="0.11284876" calcext:value-type="float">
            <text:p>0.11284876</text:p>
          </table:table-cell>
          <table:table-cell office:value-type="float" office:value="0.11262867" calcext:value-type="float">
            <text:p>0.11262867</text:p>
          </table:table-cell>
          <table:table-cell office:value-type="float" office:value="0.1128532" calcext:value-type="float">
            <text:p>0.1128532</text:p>
          </table:table-cell>
          <table:table-cell office:value-type="float" office:value="0.11303788" calcext:value-type="float">
            <text:p>0.11303788</text:p>
          </table:table-cell>
          <table:table-cell office:value-type="float" office:value="0.11291908" calcext:value-type="float">
            <text:p>0.11291908</text:p>
          </table:table-cell>
          <table:table-cell office:value-type="float" office:value="0.1130214" calcext:value-type="float">
            <text:p>0.1130214</text:p>
          </table:table-cell>
          <table:table-cell office:value-type="float" office:value="0.1127019" calcext:value-type="float">
            <text:p>0.1127019</text:p>
          </table:table-cell>
          <table:table-cell office:value-type="float" office:value="0.11290452" calcext:value-type="float">
            <text:p>0.11290452</text:p>
          </table:table-cell>
          <table:table-cell office:value-type="float" office:value="0.10038638" calcext:value-type="float">
            <text:p>0.10038638</text:p>
          </table:table-cell>
          <table:table-cell office:value-type="float" office:value="0.11311495" calcext:value-type="float">
            <text:p>0.11311495</text:p>
          </table:table-cell>
          <table:table-cell office:value-type="float" office:value="0.10841183" calcext:value-type="float">
            <text:p>0.10841183</text:p>
          </table:table-cell>
          <table:table-cell office:value-type="float" office:value="0.11318713" calcext:value-type="float">
            <text:p>0.11318713</text:p>
          </table:table-cell>
          <table:table-cell office:value-type="float" office:value="0.11306637" calcext:value-type="float">
            <text:p>0.11306637</text:p>
          </table:table-cell>
          <table:table-cell office:value-type="float" office:value="0.11295923" calcext:value-type="float">
            <text:p>0.11295923</text:p>
          </table:table-cell>
          <table:table-cell office:value-type="float" office:value="0.11311685" calcext:value-type="float">
            <text:p>0.11311685</text:p>
          </table:table-cell>
          <table:table-cell office:value-type="float" office:value="0.10879522" calcext:value-type="float">
            <text:p>0.10879522</text:p>
          </table:table-cell>
          <table:table-cell office:value-type="float" office:value="0.11290423" calcext:value-type="float">
            <text:p>0.11290423</text:p>
          </table:table-cell>
          <table:table-cell office:value-type="float" office:value="0.11296953" calcext:value-type="float">
            <text:p>0.11296953</text:p>
          </table:table-cell>
          <table:table-cell office:value-type="float" office:value="0.11290304" calcext:value-type="float">
            <text:p>0.11290304</text:p>
          </table:table-cell>
          <table:table-cell office:value-type="float" office:value="0.11300496" calcext:value-type="float">
            <text:p>0.11300496</text:p>
          </table:table-cell>
          <table:table-cell office:value-type="float" office:value="0.11319289" calcext:value-type="float">
            <text:p>0.11319289</text:p>
          </table:table-cell>
          <table:table-cell office:value-type="float" office:value="0.11311715" calcext:value-type="float">
            <text:p>0.11311715</text:p>
          </table:table-cell>
          <table:table-cell office:value-type="float" office:value="0.11318467" calcext:value-type="float">
            <text:p>0.11318467</text:p>
          </table:table-cell>
          <table:table-cell office:value-type="float" office:value="0.11331815" calcext:value-type="float">
            <text:p>0.11331815</text:p>
          </table:table-cell>
          <table:table-cell office:value-type="float" office:value="0.11305162" calcext:value-type="float">
            <text:p>0.11305162</text:p>
          </table:table-cell>
          <table:table-cell office:value-type="float" office:value="0.11332544" calcext:value-type="float">
            <text:p>0.11332544</text:p>
          </table:table-cell>
          <table:table-cell office:value-type="float" office:value="0.11185884" calcext:value-type="float">
            <text:p>0.11185884</text:p>
          </table:table-cell>
          <table:table-cell office:value-type="float" office:value="0.10757492" calcext:value-type="float">
            <text:p>0.1075749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9123" calcext:value-type="float">
            <text:p>0.089123</text:p>
          </table:table-cell>
          <table:table-cell office:value-type="float" office:value="0.08869517" calcext:value-type="float">
            <text:p>0.08869517</text:p>
          </table:table-cell>
          <table:table-cell office:value-type="float" office:value="0.08905666" calcext:value-type="float">
            <text:p>0.08905666</text:p>
          </table:table-cell>
          <table:table-cell office:value-type="float" office:value="0.08902477" calcext:value-type="float">
            <text:p>0.08902477</text:p>
          </table:table-cell>
          <table:table-cell office:value-type="float" office:value="0.08898332" calcext:value-type="float">
            <text:p>0.08898332</text:p>
          </table:table-cell>
          <table:table-cell office:value-type="float" office:value="0.08913426" calcext:value-type="float">
            <text:p>0.08913426</text:p>
          </table:table-cell>
          <table:table-cell office:value-type="float" office:value="0.08896162" calcext:value-type="float">
            <text:p>0.08896162</text:p>
          </table:table-cell>
          <table:table-cell office:value-type="float" office:value="0.08904553" calcext:value-type="float">
            <text:p>0.08904553</text:p>
          </table:table-cell>
          <table:table-cell office:value-type="float" office:value="0.10569074" calcext:value-type="float">
            <text:p>0.10569074</text:p>
          </table:table-cell>
          <table:table-cell office:value-type="float" office:value="0.10534376" calcext:value-type="float">
            <text:p>0.10534376</text:p>
          </table:table-cell>
          <table:table-cell office:value-type="float" office:value="0.10542609" calcext:value-type="float">
            <text:p>0.10542609</text:p>
          </table:table-cell>
          <table:table-cell office:value-type="float" office:value="0.10548386" calcext:value-type="float">
            <text:p>0.10548386</text:p>
          </table:table-cell>
          <table:table-cell office:value-type="float" office:value="0.0929489" calcext:value-type="float">
            <text:p>0.0929489</text:p>
          </table:table-cell>
          <table:table-cell office:value-type="float" office:value="0.10501949" calcext:value-type="float">
            <text:p>0.10501949</text:p>
          </table:table-cell>
          <table:table-cell office:value-type="float" office:value="0.11726459" calcext:value-type="float">
            <text:p>0.11726459</text:p>
          </table:table-cell>
          <table:table-cell office:value-type="float" office:value="0.11718851" calcext:value-type="float">
            <text:p>0.11718851</text:p>
          </table:table-cell>
          <table:table-cell office:value-type="float" office:value="0.11735118" calcext:value-type="float">
            <text:p>0.11735118</text:p>
          </table:table-cell>
          <table:table-cell office:value-type="float" office:value="0.1045739" calcext:value-type="float">
            <text:p>0.1045739</text:p>
          </table:table-cell>
          <table:table-cell office:value-type="float" office:value="0.11728303" calcext:value-type="float">
            <text:p>0.11728303</text:p>
          </table:table-cell>
          <table:table-cell office:value-type="float" office:value="0.11724681" calcext:value-type="float">
            <text:p>0.11724681</text:p>
          </table:table-cell>
          <table:table-cell office:value-type="float" office:value="0.11708025" calcext:value-type="float">
            <text:p>0.11708025</text:p>
          </table:table-cell>
          <table:table-cell office:value-type="float" office:value="0.11702739" calcext:value-type="float">
            <text:p>0.11702739</text:p>
          </table:table-cell>
          <table:table-cell office:value-type="float" office:value="0.11704031" calcext:value-type="float">
            <text:p>0.11704031</text:p>
          </table:table-cell>
          <table:table-cell office:value-type="float" office:value="0.11724966" calcext:value-type="float">
            <text:p>0.11724966</text:p>
          </table:table-cell>
          <table:table-cell office:value-type="float" office:value="0.11694984" calcext:value-type="float">
            <text:p>0.11694984</text:p>
          </table:table-cell>
          <table:table-cell office:value-type="float" office:value="0.10477849" calcext:value-type="float">
            <text:p>0.10477849</text:p>
          </table:table-cell>
          <table:table-cell office:value-type="float" office:value="0.11735471" calcext:value-type="float">
            <text:p>0.11735471</text:p>
          </table:table-cell>
          <table:table-cell office:value-type="float" office:value="0.11695319" calcext:value-type="float">
            <text:p>0.11695319</text:p>
          </table:table-cell>
          <table:table-cell office:value-type="float" office:value="0.10468187" calcext:value-type="float">
            <text:p>0.10468187</text:p>
          </table:table-cell>
          <table:table-cell office:value-type="float" office:value="0.1170411" calcext:value-type="float">
            <text:p>0.1170411</text:p>
          </table:table-cell>
          <table:table-cell office:value-type="float" office:value="0.11739302" calcext:value-type="float">
            <text:p>0.11739302</text:p>
          </table:table-cell>
          <table:table-cell office:value-type="float" office:value="0.11715074" calcext:value-type="float">
            <text:p>0.11715074</text:p>
          </table:table-cell>
          <table:table-cell office:value-type="float" office:value="0.10503545" calcext:value-type="float">
            <text:p>0.10503545</text:p>
          </table:table-cell>
          <table:table-cell office:value-type="float" office:value="0.11725404" calcext:value-type="float">
            <text:p>0.11725404</text:p>
          </table:table-cell>
          <table:table-cell office:value-type="float" office:value="0.1049274" calcext:value-type="float">
            <text:p>0.1049274</text:p>
          </table:table-cell>
          <table:table-cell office:value-type="float" office:value="0.11650555" calcext:value-type="float">
            <text:p>0.11650555</text:p>
          </table:table-cell>
          <table:table-cell office:value-type="float" office:value="0.11711223" calcext:value-type="float">
            <text:p>0.11711223</text:p>
          </table:table-cell>
          <table:table-cell office:value-type="float" office:value="0.11748679" calcext:value-type="float">
            <text:p>0.11748679</text:p>
          </table:table-cell>
          <table:table-cell office:value-type="float" office:value="0.11727677" calcext:value-type="float">
            <text:p>0.11727677</text:p>
          </table:table-cell>
          <table:table-cell office:value-type="float" office:value="0.11749177" calcext:value-type="float">
            <text:p>0.11749177</text:p>
          </table:table-cell>
          <table:table-cell office:value-type="float" office:value="0.11716034" calcext:value-type="float">
            <text:p>0.11716034</text:p>
          </table:table-cell>
          <table:table-cell office:value-type="float" office:value="0.11683117" calcext:value-type="float">
            <text:p>0.11683117</text:p>
          </table:table-cell>
          <table:table-cell office:value-type="float" office:value="0.11712445" calcext:value-type="float">
            <text:p>0.11712445</text:p>
          </table:table-cell>
          <table:table-cell office:value-type="float" office:value="0.11724538" calcext:value-type="float">
            <text:p>0.117245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71375" calcext:value-type="float">
            <text:p>0.06271375</text:p>
          </table:table-cell>
          <table:table-cell office:value-type="float" office:value="0.06265294" calcext:value-type="float">
            <text:p>0.06265294</text:p>
          </table:table-cell>
          <table:table-cell office:value-type="float" office:value="0.06277339" calcext:value-type="float">
            <text:p>0.06277339</text:p>
          </table:table-cell>
          <table:table-cell office:value-type="float" office:value="0.06296523" calcext:value-type="float">
            <text:p>0.06296523</text:p>
          </table:table-cell>
          <table:table-cell office:value-type="float" office:value="0.08838999" calcext:value-type="float">
            <text:p>0.08838999</text:p>
          </table:table-cell>
          <table:table-cell office:value-type="float" office:value="0.08844473" calcext:value-type="float">
            <text:p>0.08844473</text:p>
          </table:table-cell>
          <table:table-cell office:value-type="float" office:value="0.08800508" calcext:value-type="float">
            <text:p>0.08800508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08831317" calcext:value-type="float">
            <text:p>0.08831317</text:p>
          </table:table-cell>
          <table:table-cell office:value-type="float" office:value="0.08807928" calcext:value-type="float">
            <text:p>0.08807928</text:p>
          </table:table-cell>
          <table:table-cell office:value-type="float" office:value="0.08794771" calcext:value-type="float">
            <text:p>0.08794771</text:p>
          </table:table-cell>
          <table:table-cell office:value-type="float" office:value="0.08847026" calcext:value-type="float">
            <text:p>0.08847026</text:p>
          </table:table-cell>
          <table:table-cell office:value-type="float" office:value="0.08799474" calcext:value-type="float">
            <text:p>0.08799474</text:p>
          </table:table-cell>
          <table:table-cell office:value-type="float" office:value="0.08803992" calcext:value-type="float">
            <text:p>0.08803992</text:p>
          </table:table-cell>
          <table:table-cell office:value-type="float" office:value="0.08841762" calcext:value-type="float">
            <text:p>0.08841762</text:p>
          </table:table-cell>
          <table:table-cell office:value-type="float" office:value="0.08805291" calcext:value-type="float">
            <text:p>0.08805291</text:p>
          </table:table-cell>
          <table:table-cell office:value-type="float" office:value="0.08354961" calcext:value-type="float">
            <text:p>0.08354961</text:p>
          </table:table-cell>
          <table:table-cell office:value-type="float" office:value="0.08844222" calcext:value-type="float">
            <text:p>0.08844222</text:p>
          </table:table-cell>
          <table:table-cell office:value-type="float" office:value="0.08807349" calcext:value-type="float">
            <text:p>0.08807349</text:p>
          </table:table-cell>
          <table:table-cell office:value-type="float" office:value="0.08845758" calcext:value-type="float">
            <text:p>0.08845758</text:p>
          </table:table-cell>
          <table:table-cell office:value-type="float" office:value="0.08820489" calcext:value-type="float">
            <text:p>0.08820489</text:p>
          </table:table-cell>
          <table:table-cell office:value-type="float" office:value="0.08816173" calcext:value-type="float">
            <text:p>0.08816173</text:p>
          </table:table-cell>
          <table:table-cell office:value-type="float" office:value="0.07929135" calcext:value-type="float">
            <text:p>0.07929135</text:p>
          </table:table-cell>
          <table:table-cell office:value-type="float" office:value="0.09193953" calcext:value-type="float">
            <text:p>0.09193953</text:p>
          </table:table-cell>
          <table:table-cell office:value-type="float" office:value="0.09159097" calcext:value-type="float">
            <text:p>0.09159097</text:p>
          </table:table-cell>
          <table:table-cell office:value-type="float" office:value="0.09161594" calcext:value-type="float">
            <text:p>0.09161594</text:p>
          </table:table-cell>
          <table:table-cell office:value-type="float" office:value="0.09192868" calcext:value-type="float">
            <text:p>0.09192868</text:p>
          </table:table-cell>
          <table:table-cell office:value-type="float" office:value="0.09194023" calcext:value-type="float">
            <text:p>0.09194023</text:p>
          </table:table-cell>
          <table:table-cell office:value-type="float" office:value="0.09149276" calcext:value-type="float">
            <text:p>0.09149276</text:p>
          </table:table-cell>
          <table:table-cell office:value-type="float" office:value="0.0918982" calcext:value-type="float">
            <text:p>0.0918982</text:p>
          </table:table-cell>
          <table:table-cell office:value-type="float" office:value="0.09184323" calcext:value-type="float">
            <text:p>0.09184323</text:p>
          </table:table-cell>
          <table:table-cell office:value-type="float" office:value="0.09377845" calcext:value-type="float">
            <text:p>0.09377845</text:p>
          </table:table-cell>
          <table:table-cell office:value-type="float" office:value="0.0942735" calcext:value-type="float">
            <text:p>0.0942735</text:p>
          </table:table-cell>
          <table:table-cell office:value-type="float" office:value="0.09406009" calcext:value-type="float">
            <text:p>0.09406009</text:p>
          </table:table-cell>
          <table:table-cell office:value-type="float" office:value="0.08214826" calcext:value-type="float">
            <text:p>0.08214826</text:p>
          </table:table-cell>
          <table:table-cell office:value-type="float" office:value="0.09408256" calcext:value-type="float">
            <text:p>0.09408256</text:p>
          </table:table-cell>
          <table:table-cell office:value-type="float" office:value="0.08151507" calcext:value-type="float">
            <text:p>0.08151507</text:p>
          </table:table-cell>
          <table:table-cell office:value-type="float" office:value="0.09423092" calcext:value-type="float">
            <text:p>0.09423092</text:p>
          </table:table-cell>
          <table:table-cell office:value-type="float" office:value="0.09427212" calcext:value-type="float">
            <text:p>0.09427212</text:p>
          </table:table-cell>
          <table:table-cell office:value-type="float" office:value="0.09413872" calcext:value-type="float">
            <text:p>0.09413872</text:p>
          </table:table-cell>
          <table:table-cell office:value-type="float" office:value="0.09393974" calcext:value-type="float">
            <text:p>0.09393974</text:p>
          </table:table-cell>
          <table:table-cell office:value-type="float" office:value="0.09373315" calcext:value-type="float">
            <text:p>0.09373315</text:p>
          </table:table-cell>
          <table:table-cell office:value-type="float" office:value="0.0815294" calcext:value-type="float">
            <text:p>0.0815294</text:p>
          </table:table-cell>
          <table:table-cell office:value-type="float" office:value="0.08870579" calcext:value-type="float">
            <text:p>0.08870579</text:p>
          </table:table-cell>
          <table:table-cell office:value-type="float" office:value="0.09418676" calcext:value-type="float">
            <text:p>0.09418676</text:p>
          </table:table-cell>
          <table:table-cell office:value-type="float" office:value="0.08137225" calcext:value-type="float">
            <text:p>0.08137225</text:p>
          </table:table-cell>
          <table:table-cell office:value-type="float" office:value="0.0942712" calcext:value-type="float">
            <text:p>0.0942712</text:p>
          </table:table-cell>
          <table:table-cell office:value-type="float" office:value="0.09404825" calcext:value-type="float">
            <text:p>0.094048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751988" calcext:value-type="float">
            <text:p>2.6375198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7535" calcext:value-type="float">
            <text:p>0.657535</text:p>
          </table:table-cell>
          <table:table-cell office:value-type="float" office:value="0.68641569" calcext:value-type="float">
            <text:p>0.68641569</text:p>
          </table:table-cell>
          <table:table-cell office:value-type="float" office:value="0.68690154" calcext:value-type="float">
            <text:p>0.68690154</text:p>
          </table:table-cell>
          <table:table-cell office:value-type="float" office:value="0.68641369" calcext:value-type="float">
            <text:p>0.6864136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46947" calcext:value-type="float">
            <text:p>0.32946947</text:p>
          </table:table-cell>
          <table:table-cell office:value-type="float" office:value="0.32939872" calcext:value-type="float">
            <text:p>0.32939872</text:p>
          </table:table-cell>
          <table:table-cell office:value-type="float" office:value="0.32954332" calcext:value-type="float">
            <text:p>0.32954332</text:p>
          </table:table-cell>
          <table:table-cell office:value-type="float" office:value="0.32917984" calcext:value-type="float">
            <text:p>0.32917984</text:p>
          </table:table-cell>
          <table:table-cell office:value-type="float" office:value="0.32956595" calcext:value-type="float">
            <text:p>0.32956595</text:p>
          </table:table-cell>
          <table:table-cell office:value-type="float" office:value="0.3297175" calcext:value-type="float">
            <text:p>0.3297175</text:p>
          </table:table-cell>
          <table:table-cell office:value-type="float" office:value="0.32953885" calcext:value-type="float">
            <text:p>0.32953885</text:p>
          </table:table-cell>
          <table:table-cell office:value-type="float" office:value="0.32963405" calcext:value-type="float">
            <text:p>0.3296340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392463" calcext:value-type="float">
            <text:p>0.22392463</text:p>
          </table:table-cell>
          <table:table-cell office:value-type="float" office:value="0.2240891" calcext:value-type="float">
            <text:p>0.2240891</text:p>
          </table:table-cell>
          <table:table-cell office:value-type="float" office:value="0.2239993" calcext:value-type="float">
            <text:p>0.2239993</text:p>
          </table:table-cell>
          <table:table-cell office:value-type="float" office:value="0.22402821" calcext:value-type="float">
            <text:p>0.22402821</text:p>
          </table:table-cell>
          <table:table-cell office:value-type="float" office:value="0.22408051" calcext:value-type="float">
            <text:p>0.22408051</text:p>
          </table:table-cell>
          <table:table-cell office:value-type="float" office:value="0.22410296" calcext:value-type="float">
            <text:p>0.22410296</text:p>
          </table:table-cell>
          <table:table-cell office:value-type="float" office:value="0.22413872" calcext:value-type="float">
            <text:p>0.22413872</text:p>
          </table:table-cell>
          <table:table-cell office:value-type="float" office:value="0.22411354" calcext:value-type="float">
            <text:p>0.22411354</text:p>
          </table:table-cell>
          <table:table-cell office:value-type="float" office:value="0.22408997" calcext:value-type="float">
            <text:p>0.22408997</text:p>
          </table:table-cell>
          <table:table-cell office:value-type="float" office:value="0.22414556" calcext:value-type="float">
            <text:p>0.22414556</text:p>
          </table:table-cell>
          <table:table-cell office:value-type="float" office:value="0.22417514" calcext:value-type="float">
            <text:p>0.22417514</text:p>
          </table:table-cell>
          <table:table-cell office:value-type="float" office:value="0.22409196" calcext:value-type="float">
            <text:p>0.2240919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509825" calcext:value-type="float">
            <text:p>0.16509825</text:p>
          </table:table-cell>
          <table:table-cell office:value-type="float" office:value="0.16910337" calcext:value-type="float">
            <text:p>0.16910337</text:p>
          </table:table-cell>
          <table:table-cell office:value-type="float" office:value="0.16863495" calcext:value-type="float">
            <text:p>0.16863495</text:p>
          </table:table-cell>
          <table:table-cell office:value-type="float" office:value="0.16904054" calcext:value-type="float">
            <text:p>0.16904054</text:p>
          </table:table-cell>
          <table:table-cell office:value-type="float" office:value="0.16898577" calcext:value-type="float">
            <text:p>0.16898577</text:p>
          </table:table-cell>
          <table:table-cell office:value-type="float" office:value="0.16981167" calcext:value-type="float">
            <text:p>0.16981167</text:p>
          </table:table-cell>
          <table:table-cell office:value-type="float" office:value="0.17193565" calcext:value-type="float">
            <text:p>0.17193565</text:p>
          </table:table-cell>
          <table:table-cell office:value-type="float" office:value="0.17192575" calcext:value-type="float">
            <text:p>0.17192575</text:p>
          </table:table-cell>
          <table:table-cell office:value-type="float" office:value="0.1717808" calcext:value-type="float">
            <text:p>0.1717808</text:p>
          </table:table-cell>
          <table:table-cell office:value-type="float" office:value="0.17197003" calcext:value-type="float">
            <text:p>0.17197003</text:p>
          </table:table-cell>
          <table:table-cell office:value-type="float" office:value="0.17193472" calcext:value-type="float">
            <text:p>0.17193472</text:p>
          </table:table-cell>
          <table:table-cell office:value-type="float" office:value="0.17193753" calcext:value-type="float">
            <text:p>0.17193753</text:p>
          </table:table-cell>
          <table:table-cell office:value-type="float" office:value="0.17192117" calcext:value-type="float">
            <text:p>0.17192117</text:p>
          </table:table-cell>
          <table:table-cell office:value-type="float" office:value="0.17200632" calcext:value-type="float">
            <text:p>0.17200632</text:p>
          </table:table-cell>
          <table:table-cell office:value-type="float" office:value="0.17201824" calcext:value-type="float">
            <text:p>0.17201824</text:p>
          </table:table-cell>
          <table:table-cell office:value-type="float" office:value="0.1720165" calcext:value-type="float">
            <text:p>0.1720165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62826" calcext:value-type="float">
            <text:p>0.1362826</text:p>
          </table:table-cell>
          <table:table-cell office:value-type="float" office:value="0.13703496" calcext:value-type="float">
            <text:p>0.13703496</text:p>
          </table:table-cell>
          <table:table-cell office:value-type="float" office:value="0.13690275" calcext:value-type="float">
            <text:p>0.13690275</text:p>
          </table:table-cell>
          <table:table-cell office:value-type="float" office:value="0.13706902" calcext:value-type="float">
            <text:p>0.13706902</text:p>
          </table:table-cell>
          <table:table-cell office:value-type="float" office:value="0.13702256" calcext:value-type="float">
            <text:p>0.13702256</text:p>
          </table:table-cell>
          <table:table-cell office:value-type="float" office:value="0.13710662" calcext:value-type="float">
            <text:p>0.13710662</text:p>
          </table:table-cell>
          <table:table-cell office:value-type="float" office:value="0.13693859" calcext:value-type="float">
            <text:p>0.13693859</text:p>
          </table:table-cell>
          <table:table-cell office:value-type="float" office:value="0.1370415" calcext:value-type="float">
            <text:p>0.1370415</text:p>
          </table:table-cell>
          <table:table-cell office:value-type="float" office:value="0.13718389" calcext:value-type="float">
            <text:p>0.13718389</text:p>
          </table:table-cell>
          <table:table-cell office:value-type="float" office:value="0.1372257" calcext:value-type="float">
            <text:p>0.1372257</text:p>
          </table:table-cell>
          <table:table-cell office:value-type="float" office:value="0.13721757" calcext:value-type="float">
            <text:p>0.13721757</text:p>
          </table:table-cell>
          <table:table-cell office:value-type="float" office:value="0.13715429" calcext:value-type="float">
            <text:p>0.13715429</text:p>
          </table:table-cell>
          <table:table-cell office:value-type="float" office:value="0.13691984" calcext:value-type="float">
            <text:p>0.13691984</text:p>
          </table:table-cell>
          <table:table-cell office:value-type="float" office:value="0.13724373" calcext:value-type="float">
            <text:p>0.13724373</text:p>
          </table:table-cell>
          <table:table-cell office:value-type="float" office:value="0.13720227" calcext:value-type="float">
            <text:p>0.13720227</text:p>
          </table:table-cell>
          <table:table-cell office:value-type="float" office:value="0.13726924" calcext:value-type="float">
            <text:p>0.13726924</text:p>
          </table:table-cell>
          <table:table-cell office:value-type="float" office:value="0.13704628" calcext:value-type="float">
            <text:p>0.13704628</text:p>
          </table:table-cell>
          <table:table-cell office:value-type="float" office:value="0.13701951" calcext:value-type="float">
            <text:p>0.13701951</text:p>
          </table:table-cell>
          <table:table-cell office:value-type="float" office:value="0.13709351" calcext:value-type="float">
            <text:p>0.13709351</text:p>
          </table:table-cell>
          <table:table-cell office:value-type="float" office:value="0.13717989" calcext:value-type="float">
            <text:p>0.1371798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753035" calcext:value-type="float">
            <text:p>0.11753035</text:p>
          </table:table-cell>
          <table:table-cell office:value-type="float" office:value="0.11739296" calcext:value-type="float">
            <text:p>0.11739296</text:p>
          </table:table-cell>
          <table:table-cell office:value-type="float" office:value="0.11747569" calcext:value-type="float">
            <text:p>0.11747569</text:p>
          </table:table-cell>
          <table:table-cell office:value-type="float" office:value="0.11754188" calcext:value-type="float">
            <text:p>0.11754188</text:p>
          </table:table-cell>
          <table:table-cell office:value-type="float" office:value="0.11743748" calcext:value-type="float">
            <text:p>0.11743748</text:p>
          </table:table-cell>
          <table:table-cell office:value-type="float" office:value="0.11739684" calcext:value-type="float">
            <text:p>0.11739684</text:p>
          </table:table-cell>
          <table:table-cell office:value-type="float" office:value="0.11744226" calcext:value-type="float">
            <text:p>0.11744226</text:p>
          </table:table-cell>
          <table:table-cell office:value-type="float" office:value="0.11747738" calcext:value-type="float">
            <text:p>0.11747738</text:p>
          </table:table-cell>
          <table:table-cell office:value-type="float" office:value="0.11751785" calcext:value-type="float">
            <text:p>0.11751785</text:p>
          </table:table-cell>
          <table:table-cell office:value-type="float" office:value="0.1174327" calcext:value-type="float">
            <text:p>0.1174327</text:p>
          </table:table-cell>
          <table:table-cell office:value-type="float" office:value="0.11753154" calcext:value-type="float">
            <text:p>0.11753154</text:p>
          </table:table-cell>
          <table:table-cell office:value-type="float" office:value="0.11741488" calcext:value-type="float">
            <text:p>0.11741488</text:p>
          </table:table-cell>
          <table:table-cell office:value-type="float" office:value="0.1174805" calcext:value-type="float">
            <text:p>0.1174805</text:p>
          </table:table-cell>
          <table:table-cell office:value-type="float" office:value="0.11997978" calcext:value-type="float">
            <text:p>0.11997978</text:p>
          </table:table-cell>
          <table:table-cell office:value-type="float" office:value="0.12009657" calcext:value-type="float">
            <text:p>0.12009657</text:p>
          </table:table-cell>
          <table:table-cell office:value-type="float" office:value="0.12002135" calcext:value-type="float">
            <text:p>0.12002135</text:p>
          </table:table-cell>
          <table:table-cell office:value-type="float" office:value="0.11987819" calcext:value-type="float">
            <text:p>0.11987819</text:p>
          </table:table-cell>
          <table:table-cell office:value-type="float" office:value="0.1200058" calcext:value-type="float">
            <text:p>0.1200058</text:p>
          </table:table-cell>
          <table:table-cell office:value-type="float" office:value="0.120131" calcext:value-type="float">
            <text:p>0.120131</text:p>
          </table:table-cell>
          <table:table-cell office:value-type="float" office:value="0.11998288" calcext:value-type="float">
            <text:p>0.11998288</text:p>
          </table:table-cell>
          <table:table-cell office:value-type="float" office:value="0.12004061" calcext:value-type="float">
            <text:p>0.12004061</text:p>
          </table:table-cell>
          <table:table-cell office:value-type="float" office:value="0.12014815" calcext:value-type="float">
            <text:p>0.12014815</text:p>
          </table:table-cell>
          <table:table-cell office:value-type="float" office:value="0.12009416" calcext:value-type="float">
            <text:p>0.12009416</text:p>
          </table:table-cell>
          <table:table-cell office:value-type="float" office:value="0.12015643" calcext:value-type="float">
            <text:p>0.1201564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247262" calcext:value-type="float">
            <text:p>0.11247262</text:p>
          </table:table-cell>
          <table:table-cell office:value-type="float" office:value="0.11236992" calcext:value-type="float">
            <text:p>0.11236992</text:p>
          </table:table-cell>
          <table:table-cell office:value-type="float" office:value="0.11239163" calcext:value-type="float">
            <text:p>0.11239163</text:p>
          </table:table-cell>
          <table:table-cell office:value-type="float" office:value="0.11240405" calcext:value-type="float">
            <text:p>0.11240405</text:p>
          </table:table-cell>
          <table:table-cell office:value-type="float" office:value="0.11234289" calcext:value-type="float">
            <text:p>0.11234289</text:p>
          </table:table-cell>
          <table:table-cell office:value-type="float" office:value="0.11239112" calcext:value-type="float">
            <text:p>0.11239112</text:p>
          </table:table-cell>
          <table:table-cell office:value-type="float" office:value="0.11232103" calcext:value-type="float">
            <text:p>0.11232103</text:p>
          </table:table-cell>
          <table:table-cell office:value-type="float" office:value="0.11249795" calcext:value-type="float">
            <text:p>0.11249795</text:p>
          </table:table-cell>
          <table:table-cell office:value-type="float" office:value="0.11240044" calcext:value-type="float">
            <text:p>0.11240044</text:p>
          </table:table-cell>
          <table:table-cell office:value-type="float" office:value="0.11247437" calcext:value-type="float">
            <text:p>0.11247437</text:p>
          </table:table-cell>
          <table:table-cell office:value-type="float" office:value="0.11245269" calcext:value-type="float">
            <text:p>0.11245269</text:p>
          </table:table-cell>
          <table:table-cell office:value-type="float" office:value="0.11251972" calcext:value-type="float">
            <text:p>0.11251972</text:p>
          </table:table-cell>
          <table:table-cell office:value-type="float" office:value="0.11255269" calcext:value-type="float">
            <text:p>0.11255269</text:p>
          </table:table-cell>
          <table:table-cell office:value-type="float" office:value="0.10237709" calcext:value-type="float">
            <text:p>0.10237709</text:p>
          </table:table-cell>
          <table:table-cell office:value-type="float" office:value="0.11505912" calcext:value-type="float">
            <text:p>0.11505912</text:p>
          </table:table-cell>
          <table:table-cell office:value-type="float" office:value="0.11526052" calcext:value-type="float">
            <text:p>0.11526052</text:p>
          </table:table-cell>
          <table:table-cell office:value-type="float" office:value="0.11528083" calcext:value-type="float">
            <text:p>0.11528083</text:p>
          </table:table-cell>
          <table:table-cell office:value-type="float" office:value="0.11519447" calcext:value-type="float">
            <text:p>0.11519447</text:p>
          </table:table-cell>
          <table:table-cell office:value-type="float" office:value="0.11504206" calcext:value-type="float">
            <text:p>0.11504206</text:p>
          </table:table-cell>
          <table:table-cell office:value-type="float" office:value="0.10976641" calcext:value-type="float">
            <text:p>0.10976641</text:p>
          </table:table-cell>
          <table:table-cell office:value-type="float" office:value="0.11518688" calcext:value-type="float">
            <text:p>0.11518688</text:p>
          </table:table-cell>
          <table:table-cell office:value-type="float" office:value="0.11521498" calcext:value-type="float">
            <text:p>0.11521498</text:p>
          </table:table-cell>
          <table:table-cell office:value-type="float" office:value="0.11532489" calcext:value-type="float">
            <text:p>0.11532489</text:p>
          </table:table-cell>
          <table:table-cell office:value-type="float" office:value="0.11527744" calcext:value-type="float">
            <text:p>0.11527744</text:p>
          </table:table-cell>
          <table:table-cell office:value-type="float" office:value="0.11530924" calcext:value-type="float">
            <text:p>0.11530924</text:p>
          </table:table-cell>
          <table:table-cell office:value-type="float" office:value="0.11517622" calcext:value-type="float">
            <text:p>0.11517622</text:p>
          </table:table-cell>
          <table:table-cell office:value-type="float" office:value="0.1153302" calcext:value-type="float">
            <text:p>0.1153302</text:p>
          </table:table-cell>
          <table:table-cell office:value-type="float" office:value="0.11520762" calcext:value-type="float">
            <text:p>0.1152076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938024" calcext:value-type="float">
            <text:p>0.08938024</text:p>
          </table:table-cell>
          <table:table-cell office:value-type="float" office:value="0.08876505" calcext:value-type="float">
            <text:p>0.08876505</text:p>
          </table:table-cell>
          <table:table-cell office:value-type="float" office:value="0.08956157" calcext:value-type="float">
            <text:p>0.08956157</text:p>
          </table:table-cell>
          <table:table-cell office:value-type="float" office:value="0.08963334" calcext:value-type="float">
            <text:p>0.08963334</text:p>
          </table:table-cell>
          <table:table-cell office:value-type="float" office:value="0.09189827" calcext:value-type="float">
            <text:p>0.09189827</text:p>
          </table:table-cell>
          <table:table-cell office:value-type="float" office:value="0.09204017" calcext:value-type="float">
            <text:p>0.09204017</text:p>
          </table:table-cell>
          <table:table-cell office:value-type="float" office:value="0.09189498" calcext:value-type="float">
            <text:p>0.09189498</text:p>
          </table:table-cell>
          <table:table-cell office:value-type="float" office:value="0.09205361" calcext:value-type="float">
            <text:p>0.09205361</text:p>
          </table:table-cell>
          <table:table-cell office:value-type="float" office:value="0.09533249" calcext:value-type="float">
            <text:p>0.09533249</text:p>
          </table:table-cell>
          <table:table-cell office:value-type="float" office:value="0.09967253" calcext:value-type="float">
            <text:p>0.09967253</text:p>
          </table:table-cell>
          <table:table-cell office:value-type="float" office:value="0.11233645" calcext:value-type="float">
            <text:p>0.11233645</text:p>
          </table:table-cell>
          <table:table-cell office:value-type="float" office:value="0.09967394" calcext:value-type="float">
            <text:p>0.09967394</text:p>
          </table:table-cell>
          <table:table-cell office:value-type="float" office:value="0.11238769" calcext:value-type="float">
            <text:p>0.11238769</text:p>
          </table:table-cell>
          <table:table-cell office:value-type="float" office:value="0.11249043" calcext:value-type="float">
            <text:p>0.11249043</text:p>
          </table:table-cell>
          <table:table-cell office:value-type="float" office:value="0.11237365" calcext:value-type="float">
            <text:p>0.11237365</text:p>
          </table:table-cell>
          <table:table-cell office:value-type="float" office:value="0.11235764" calcext:value-type="float">
            <text:p>0.11235764</text:p>
          </table:table-cell>
          <table:table-cell office:value-type="float" office:value="0.1123074" calcext:value-type="float">
            <text:p>0.1123074</text:p>
          </table:table-cell>
          <table:table-cell office:value-type="float" office:value="0.11241108" calcext:value-type="float">
            <text:p>0.11241108</text:p>
          </table:table-cell>
          <table:table-cell office:value-type="float" office:value="0.1124675" calcext:value-type="float">
            <text:p>0.1124675</text:p>
          </table:table-cell>
          <table:table-cell office:value-type="float" office:value="0.11236884" calcext:value-type="float">
            <text:p>0.11236884</text:p>
          </table:table-cell>
          <table:table-cell office:value-type="float" office:value="0.11234351" calcext:value-type="float">
            <text:p>0.11234351</text:p>
          </table:table-cell>
          <table:table-cell office:value-type="float" office:value="0.11241428" calcext:value-type="float">
            <text:p>0.11241428</text:p>
          </table:table-cell>
          <table:table-cell office:value-type="float" office:value="0.11242678" calcext:value-type="float">
            <text:p>0.11242678</text:p>
          </table:table-cell>
          <table:table-cell office:value-type="float" office:value="0.11260703" calcext:value-type="float">
            <text:p>0.11260703</text:p>
          </table:table-cell>
          <table:table-cell office:value-type="float" office:value="0.11263839" calcext:value-type="float">
            <text:p>0.11263839</text:p>
          </table:table-cell>
          <table:table-cell office:value-type="float" office:value="0.11265399" calcext:value-type="float">
            <text:p>0.11265399</text:p>
          </table:table-cell>
          <table:table-cell office:value-type="float" office:value="0.11247784" calcext:value-type="float">
            <text:p>0.11247784</text:p>
          </table:table-cell>
          <table:table-cell office:value-type="float" office:value="0.11267122" calcext:value-type="float">
            <text:p>0.11267122</text:p>
          </table:table-cell>
          <table:table-cell office:value-type="float" office:value="0.11249749" calcext:value-type="float">
            <text:p>0.11249749</text:p>
          </table:table-cell>
          <table:table-cell office:value-type="float" office:value="0.11246713" calcext:value-type="float">
            <text:p>0.11246713</text:p>
          </table:table-cell>
          <table:table-cell office:value-type="float" office:value="0.11255972" calcext:value-type="float">
            <text:p>0.11255972</text:p>
          </table:table-cell>
          <table:table-cell office:value-type="float" office:value="0.1125579" calcext:value-type="float">
            <text:p>0.112557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976823" calcext:value-type="float">
            <text:p>0.07976823</text:p>
          </table:table-cell>
          <table:table-cell office:value-type="float" office:value="0.09215865" calcext:value-type="float">
            <text:p>0.09215865</text:p>
          </table:table-cell>
          <table:table-cell office:value-type="float" office:value="0.09208189" calcext:value-type="float">
            <text:p>0.09208189</text:p>
          </table:table-cell>
          <table:table-cell office:value-type="float" office:value="0.09223521" calcext:value-type="float">
            <text:p>0.09223521</text:p>
          </table:table-cell>
          <table:table-cell office:value-type="float" office:value="0.09201605" calcext:value-type="float">
            <text:p>0.09201605</text:p>
          </table:table-cell>
          <table:table-cell office:value-type="float" office:value="0.09220758" calcext:value-type="float">
            <text:p>0.09220758</text:p>
          </table:table-cell>
          <table:table-cell office:value-type="float" office:value="0.08697997" calcext:value-type="float">
            <text:p>0.08697997</text:p>
          </table:table-cell>
          <table:table-cell office:value-type="float" office:value="0.09226416" calcext:value-type="float">
            <text:p>0.09226416</text:p>
          </table:table-cell>
          <table:table-cell office:value-type="float" office:value="0.09205317" calcext:value-type="float">
            <text:p>0.09205317</text:p>
          </table:table-cell>
          <table:table-cell office:value-type="float" office:value="0.09220643" calcext:value-type="float">
            <text:p>0.09220643</text:p>
          </table:table-cell>
          <table:table-cell office:value-type="float" office:value="0.09208106" calcext:value-type="float">
            <text:p>0.09208106</text:p>
          </table:table-cell>
          <table:table-cell office:value-type="float" office:value="0.09201804" calcext:value-type="float">
            <text:p>0.09201804</text:p>
          </table:table-cell>
          <table:table-cell office:value-type="float" office:value="0.09211911" calcext:value-type="float">
            <text:p>0.09211911</text:p>
          </table:table-cell>
          <table:table-cell office:value-type="float" office:value="0.08868957" calcext:value-type="float">
            <text:p>0.08868957</text:p>
          </table:table-cell>
          <table:table-cell office:value-type="float" office:value="0.09228476" calcext:value-type="float">
            <text:p>0.09228476</text:p>
          </table:table-cell>
          <table:table-cell office:value-type="float" office:value="0.09189064" calcext:value-type="float">
            <text:p>0.09189064</text:p>
          </table:table-cell>
          <table:table-cell office:value-type="float" office:value="0.09201949" calcext:value-type="float">
            <text:p>0.09201949</text:p>
          </table:table-cell>
          <table:table-cell office:value-type="float" office:value="0.09236412" calcext:value-type="float">
            <text:p>0.09236412</text:p>
          </table:table-cell>
          <table:table-cell office:value-type="float" office:value="0.09229405" calcext:value-type="float">
            <text:p>0.09229405</text:p>
          </table:table-cell>
          <table:table-cell office:value-type="float" office:value="0.09162761" calcext:value-type="float">
            <text:p>0.09162761</text:p>
          </table:table-cell>
          <table:table-cell office:value-type="float" office:value="0.0923789" calcext:value-type="float">
            <text:p>0.0923789</text:p>
          </table:table-cell>
          <table:table-cell office:value-type="float" office:value="0.09223607" calcext:value-type="float">
            <text:p>0.09223607</text:p>
          </table:table-cell>
          <table:table-cell office:value-type="float" office:value="0.09244237" calcext:value-type="float">
            <text:p>0.09244237</text:p>
          </table:table-cell>
          <table:table-cell office:value-type="float" office:value="0.09240206" calcext:value-type="float">
            <text:p>0.09240206</text:p>
          </table:table-cell>
          <table:table-cell office:value-type="float" office:value="0.0923266" calcext:value-type="float">
            <text:p>0.0923266</text:p>
          </table:table-cell>
          <table:table-cell office:value-type="float" office:value="0.09222927" calcext:value-type="float">
            <text:p>0.09222927</text:p>
          </table:table-cell>
          <table:table-cell office:value-type="float" office:value="0.09237339" calcext:value-type="float">
            <text:p>0.09237339</text:p>
          </table:table-cell>
          <table:table-cell office:value-type="float" office:value="0.09239634" calcext:value-type="float">
            <text:p>0.09239634</text:p>
          </table:table-cell>
          <table:table-cell office:value-type="float" office:value="0.09230994" calcext:value-type="float">
            <text:p>0.09230994</text:p>
          </table:table-cell>
          <table:table-cell office:value-type="float" office:value="0.09232623" calcext:value-type="float">
            <text:p>0.09232623</text:p>
          </table:table-cell>
          <table:table-cell office:value-type="float" office:value="0.09255726" calcext:value-type="float">
            <text:p>0.09255726</text:p>
          </table:table-cell>
          <table:table-cell office:value-type="float" office:value="0.0871178" calcext:value-type="float">
            <text:p>0.0871178</text:p>
          </table:table-cell>
          <table:table-cell office:value-type="float" office:value="0.09235152" calcext:value-type="float">
            <text:p>0.09235152</text:p>
          </table:table-cell>
          <table:table-cell office:value-type="float" office:value="0.09259749" calcext:value-type="float">
            <text:p>0.09259749</text:p>
          </table:table-cell>
          <table:table-cell office:value-type="float" office:value="0.09235593" calcext:value-type="float">
            <text:p>0.09235593</text:p>
          </table:table-cell>
          <table:table-cell office:value-type="float" office:value="0.09258742" calcext:value-type="float">
            <text:p>0.0925874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97091" calcext:value-type="float">
            <text:p>0.06597091</text:p>
          </table:table-cell>
          <table:table-cell office:value-type="float" office:value="0.07433423" calcext:value-type="float">
            <text:p>0.07433423</text:p>
          </table:table-cell>
          <table:table-cell office:value-type="float" office:value="0.07539911" calcext:value-type="float">
            <text:p>0.07539911</text:p>
          </table:table-cell>
          <table:table-cell office:value-type="float" office:value="0.11265061" calcext:value-type="float">
            <text:p>0.11265061</text:p>
          </table:table-cell>
          <table:table-cell office:value-type="float" office:value="0.11273931" calcext:value-type="float">
            <text:p>0.11273931</text:p>
          </table:table-cell>
          <table:table-cell office:value-type="float" office:value="0.12467789" calcext:value-type="float">
            <text:p>0.12467789</text:p>
          </table:table-cell>
          <table:table-cell office:value-type="float" office:value="0.12454389" calcext:value-type="float">
            <text:p>0.12454389</text:p>
          </table:table-cell>
          <table:table-cell office:value-type="float" office:value="0.12461222" calcext:value-type="float">
            <text:p>0.12461222</text:p>
          </table:table-cell>
          <table:table-cell office:value-type="float" office:value="0.14173994" calcext:value-type="float">
            <text:p>0.14173994</text:p>
          </table:table-cell>
          <table:table-cell office:value-type="float" office:value="0.15004249" calcext:value-type="float">
            <text:p>0.15004249</text:p>
          </table:table-cell>
          <table:table-cell office:value-type="float" office:value="0.14963065" calcext:value-type="float">
            <text:p>0.14963065</text:p>
          </table:table-cell>
          <table:table-cell office:value-type="float" office:value="0.15005734" calcext:value-type="float">
            <text:p>0.15005734</text:p>
          </table:table-cell>
          <table:table-cell office:value-type="float" office:value="0.14989239" calcext:value-type="float">
            <text:p>0.14989239</text:p>
          </table:table-cell>
          <table:table-cell office:value-type="float" office:value="0.14975575" calcext:value-type="float">
            <text:p>0.14975575</text:p>
          </table:table-cell>
          <table:table-cell office:value-type="float" office:value="0.13785442" calcext:value-type="float">
            <text:p>0.13785442</text:p>
          </table:table-cell>
          <table:table-cell office:value-type="float" office:value="0.13551443" calcext:value-type="float">
            <text:p>0.13551443</text:p>
          </table:table-cell>
          <table:table-cell office:value-type="float" office:value="0.1527021" calcext:value-type="float">
            <text:p>0.1527021</text:p>
          </table:table-cell>
          <table:table-cell office:value-type="float" office:value="0.1528678" calcext:value-type="float">
            <text:p>0.1528678</text:p>
          </table:table-cell>
          <table:table-cell office:value-type="float" office:value="0.15254181" calcext:value-type="float">
            <text:p>0.15254181</text:p>
          </table:table-cell>
          <table:table-cell office:value-type="float" office:value="0.15274065" calcext:value-type="float">
            <text:p>0.15274065</text:p>
          </table:table-cell>
          <table:table-cell office:value-type="float" office:value="0.15267878" calcext:value-type="float">
            <text:p>0.15267878</text:p>
          </table:table-cell>
          <table:table-cell office:value-type="float" office:value="0.15266903" calcext:value-type="float">
            <text:p>0.15266903</text:p>
          </table:table-cell>
          <table:table-cell office:value-type="float" office:value="0.13993188" calcext:value-type="float">
            <text:p>0.13993188</text:p>
          </table:table-cell>
          <table:table-cell office:value-type="float" office:value="0.15291065" calcext:value-type="float">
            <text:p>0.15291065</text:p>
          </table:table-cell>
          <table:table-cell office:value-type="float" office:value="0.15291954" calcext:value-type="float">
            <text:p>0.15291954</text:p>
          </table:table-cell>
          <table:table-cell office:value-type="float" office:value="0.14066463" calcext:value-type="float">
            <text:p>0.14066463</text:p>
          </table:table-cell>
          <table:table-cell office:value-type="float" office:value="0.1527352" calcext:value-type="float">
            <text:p>0.1527352</text:p>
          </table:table-cell>
          <table:table-cell office:value-type="float" office:value="0.15276826" calcext:value-type="float">
            <text:p>0.15276826</text:p>
          </table:table-cell>
          <table:table-cell office:value-type="float" office:value="0.15285044" calcext:value-type="float">
            <text:p>0.15285044</text:p>
          </table:table-cell>
          <table:table-cell office:value-type="float" office:value="0.15267323" calcext:value-type="float">
            <text:p>0.15267323</text:p>
          </table:table-cell>
          <table:table-cell office:value-type="float" office:value="0.15272493" calcext:value-type="float">
            <text:p>0.15272493</text:p>
          </table:table-cell>
          <table:table-cell office:value-type="float" office:value="0.15278417" calcext:value-type="float">
            <text:p>0.15278417</text:p>
          </table:table-cell>
          <table:table-cell office:value-type="float" office:value="0.15297574" calcext:value-type="float">
            <text:p>0.15297574</text:p>
          </table:table-cell>
          <table:table-cell office:value-type="float" office:value="0.15297426" calcext:value-type="float">
            <text:p>0.15297426</text:p>
          </table:table-cell>
          <table:table-cell office:value-type="float" office:value="0.1529815" calcext:value-type="float">
            <text:p>0.1529815</text:p>
          </table:table-cell>
          <table:table-cell office:value-type="float" office:value="0.15308509" calcext:value-type="float">
            <text:p>0.15308509</text:p>
          </table:table-cell>
          <table:table-cell office:value-type="float" office:value="0.15287392" calcext:value-type="float">
            <text:p>0.15287392</text:p>
          </table:table-cell>
          <table:table-cell office:value-type="float" office:value="0.15281705" calcext:value-type="float">
            <text:p>0.15281705</text:p>
          </table:table-cell>
          <table:table-cell office:value-type="float" office:value="0.15300125" calcext:value-type="float">
            <text:p>0.15300125</text:p>
          </table:table-cell>
          <table:table-cell office:value-type="float" office:value="0.15286844" calcext:value-type="float">
            <text:p>0.1528684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062674" calcext:value-type="float">
            <text:p>0.13062674</text:p>
          </table:table-cell>
          <table:table-cell office:value-type="float" office:value="0.14334462" calcext:value-type="float">
            <text:p>0.14334462</text:p>
          </table:table-cell>
          <table:table-cell office:value-type="float" office:value="0.14330093" calcext:value-type="float">
            <text:p>0.14330093</text:p>
          </table:table-cell>
          <table:table-cell office:value-type="float" office:value="0.14354989" calcext:value-type="float">
            <text:p>0.14354989</text:p>
          </table:table-cell>
          <table:table-cell office:value-type="float" office:value="0.14331578" calcext:value-type="float">
            <text:p>0.14331578</text:p>
          </table:table-cell>
          <table:table-cell office:value-type="float" office:value="0.14357456" calcext:value-type="float">
            <text:p>0.14357456</text:p>
          </table:table-cell>
          <table:table-cell office:value-type="float" office:value="0.14342056" calcext:value-type="float">
            <text:p>0.14342056</text:p>
          </table:table-cell>
          <table:table-cell office:value-type="float" office:value="0.14323112" calcext:value-type="float">
            <text:p>0.14323112</text:p>
          </table:table-cell>
          <table:table-cell office:value-type="float" office:value="0.13077927" calcext:value-type="float">
            <text:p>0.13077927</text:p>
          </table:table-cell>
          <table:table-cell office:value-type="float" office:value="0.14316136" calcext:value-type="float">
            <text:p>0.14316136</text:p>
          </table:table-cell>
          <table:table-cell office:value-type="float" office:value="0.14313136" calcext:value-type="float">
            <text:p>0.14313136</text:p>
          </table:table-cell>
          <table:table-cell office:value-type="float" office:value="0.13093902" calcext:value-type="float">
            <text:p>0.13093902</text:p>
          </table:table-cell>
          <table:table-cell office:value-type="float" office:value="0.14326617" calcext:value-type="float">
            <text:p>0.14326617</text:p>
          </table:table-cell>
          <table:table-cell office:value-type="float" office:value="0.14349038" calcext:value-type="float">
            <text:p>0.14349038</text:p>
          </table:table-cell>
          <table:table-cell office:value-type="float" office:value="0.14354173" calcext:value-type="float">
            <text:p>0.14354173</text:p>
          </table:table-cell>
          <table:table-cell office:value-type="float" office:value="0.12593667" calcext:value-type="float">
            <text:p>0.12593667</text:p>
          </table:table-cell>
          <table:table-cell office:value-type="float" office:value="0.13495939" calcext:value-type="float">
            <text:p>0.13495939</text:p>
          </table:table-cell>
          <table:table-cell office:value-type="float" office:value="0.13081614" calcext:value-type="float">
            <text:p>0.13081614</text:p>
          </table:table-cell>
          <table:table-cell office:value-type="float" office:value="0.14333826" calcext:value-type="float">
            <text:p>0.14333826</text:p>
          </table:table-cell>
          <table:table-cell office:value-type="float" office:value="0.14343846" calcext:value-type="float">
            <text:p>0.14343846</text:p>
          </table:table-cell>
          <table:table-cell office:value-type="float" office:value="0.12597532" calcext:value-type="float">
            <text:p>0.12597532</text:p>
          </table:table-cell>
          <table:table-cell office:value-type="float" office:value="0.13088362" calcext:value-type="float">
            <text:p>0.13088362</text:p>
          </table:table-cell>
          <table:table-cell office:value-type="float" office:value="0.14364532" calcext:value-type="float">
            <text:p>0.14364532</text:p>
          </table:table-cell>
          <table:table-cell office:value-type="float" office:value="0.14370842" calcext:value-type="float">
            <text:p>0.14370842</text:p>
          </table:table-cell>
          <table:table-cell office:value-type="float" office:value="0.14354992" calcext:value-type="float">
            <text:p>0.14354992</text:p>
          </table:table-cell>
          <table:table-cell office:value-type="float" office:value="0.14366396" calcext:value-type="float">
            <text:p>0.14366396</text:p>
          </table:table-cell>
          <table:table-cell office:value-type="float" office:value="0.14380885" calcext:value-type="float">
            <text:p>0.14380885</text:p>
          </table:table-cell>
          <table:table-cell office:value-type="float" office:value="0.14357864" calcext:value-type="float">
            <text:p>0.14357864</text:p>
          </table:table-cell>
          <table:table-cell office:value-type="float" office:value="0.14381317" calcext:value-type="float">
            <text:p>0.14381317</text:p>
          </table:table-cell>
          <table:table-cell office:value-type="float" office:value="0.14358788" calcext:value-type="float">
            <text:p>0.14358788</text:p>
          </table:table-cell>
          <table:table-cell office:value-type="float" office:value="0.14369565" calcext:value-type="float">
            <text:p>0.14369565</text:p>
          </table:table-cell>
          <table:table-cell office:value-type="float" office:value="0.14360304" calcext:value-type="float">
            <text:p>0.14360304</text:p>
          </table:table-cell>
          <table:table-cell office:value-type="float" office:value="0.14368211" calcext:value-type="float">
            <text:p>0.14368211</text:p>
          </table:table-cell>
          <table:table-cell office:value-type="float" office:value="0.14370211" calcext:value-type="float">
            <text:p>0.14370211</text:p>
          </table:table-cell>
          <table:table-cell office:value-type="float" office:value="0.14377876" calcext:value-type="float">
            <text:p>0.14377876</text:p>
          </table:table-cell>
          <table:table-cell office:value-type="float" office:value="0.14371994" calcext:value-type="float">
            <text:p>0.14371994</text:p>
          </table:table-cell>
          <table:table-cell office:value-type="float" office:value="0.13132222" calcext:value-type="float">
            <text:p>0.13132222</text:p>
          </table:table-cell>
          <table:table-cell office:value-type="float" office:value="0.14378187" calcext:value-type="float">
            <text:p>0.14378187</text:p>
          </table:table-cell>
          <table:table-cell office:value-type="float" office:value="0.14389775" calcext:value-type="float">
            <text:p>0.14389775</text:p>
          </table:table-cell>
          <table:table-cell office:value-type="float" office:value="0.14365809" calcext:value-type="float">
            <text:p>0.14365809</text:p>
          </table:table-cell>
          <table:table-cell office:value-type="float" office:value="0.13104814" calcext:value-type="float">
            <text:p>0.13104814</text:p>
          </table:table-cell>
          <table:table-cell office:value-type="float" office:value="0.13360426" calcext:value-type="float">
            <text:p>0.13360426</text:p>
          </table:table-cell>
          <table:table-cell office:value-type="float" office:value="0.13793328" calcext:value-type="float">
            <text:p>0.13793328</text:p>
          </table:table-cell>
          <table:table-cell office:value-type="float" office:value="0.14658315" calcext:value-type="float">
            <text:p>0.146583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455133" calcext:value-type="float">
            <text:p>0.12455133</text:p>
          </table:table-cell>
          <table:table-cell office:value-type="float" office:value="0.11833514" calcext:value-type="float">
            <text:p>0.11833514</text:p>
          </table:table-cell>
          <table:table-cell office:value-type="float" office:value="0.12061983" calcext:value-type="float">
            <text:p>0.12061983</text:p>
          </table:table-cell>
          <table:table-cell office:value-type="float" office:value="0.11653266" calcext:value-type="float">
            <text:p>0.11653266</text:p>
          </table:table-cell>
          <table:table-cell office:value-type="float" office:value="0.12916624" calcext:value-type="float">
            <text:p>0.12916624</text:p>
          </table:table-cell>
          <table:table-cell office:value-type="float" office:value="0.12912363" calcext:value-type="float">
            <text:p>0.12912363</text:p>
          </table:table-cell>
          <table:table-cell office:value-type="float" office:value="0.12856218" calcext:value-type="float">
            <text:p>0.12856218</text:p>
          </table:table-cell>
          <table:table-cell office:value-type="float" office:value="0.12879389" calcext:value-type="float">
            <text:p>0.12879389</text:p>
          </table:table-cell>
          <table:table-cell office:value-type="float" office:value="0.12902033" calcext:value-type="float">
            <text:p>0.12902033</text:p>
          </table:table-cell>
          <table:table-cell office:value-type="float" office:value="0.12924458" calcext:value-type="float">
            <text:p>0.12924458</text:p>
          </table:table-cell>
          <table:table-cell office:value-type="float" office:value="0.12878063" calcext:value-type="float">
            <text:p>0.12878063</text:p>
          </table:table-cell>
          <table:table-cell office:value-type="float" office:value="0.10758089" calcext:value-type="float">
            <text:p>0.10758089</text:p>
          </table:table-cell>
          <table:table-cell office:value-type="float" office:value="0.12917757" calcext:value-type="float">
            <text:p>0.12917757</text:p>
          </table:table-cell>
          <table:table-cell office:value-type="float" office:value="0.12933568" calcext:value-type="float">
            <text:p>0.12933568</text:p>
          </table:table-cell>
          <table:table-cell office:value-type="float" office:value="0.13060993" calcext:value-type="float">
            <text:p>0.13060993</text:p>
          </table:table-cell>
          <table:table-cell office:value-type="float" office:value="0.13053958" calcext:value-type="float">
            <text:p>0.13053958</text:p>
          </table:table-cell>
          <table:table-cell office:value-type="float" office:value="0.1182858" calcext:value-type="float">
            <text:p>0.1182858</text:p>
          </table:table-cell>
          <table:table-cell office:value-type="float" office:value="0.11812722" calcext:value-type="float">
            <text:p>0.11812722</text:p>
          </table:table-cell>
          <table:table-cell office:value-type="float" office:value="0.13083736" calcext:value-type="float">
            <text:p>0.13083736</text:p>
          </table:table-cell>
          <table:table-cell office:value-type="float" office:value="0.11810177" calcext:value-type="float">
            <text:p>0.11810177</text:p>
          </table:table-cell>
          <table:table-cell office:value-type="float" office:value="0.13053869" calcext:value-type="float">
            <text:p>0.13053869</text:p>
          </table:table-cell>
          <table:table-cell office:value-type="float" office:value="0.12990475" calcext:value-type="float">
            <text:p>0.12990475</text:p>
          </table:table-cell>
          <table:table-cell office:value-type="float" office:value="0.11788497" calcext:value-type="float">
            <text:p>0.11788497</text:p>
          </table:table-cell>
          <table:table-cell office:value-type="float" office:value="0.15049879" calcext:value-type="float">
            <text:p>0.15049879</text:p>
          </table:table-cell>
          <table:table-cell office:value-type="float" office:value="0.15030845" calcext:value-type="float">
            <text:p>0.15030845</text:p>
          </table:table-cell>
          <table:table-cell office:value-type="float" office:value="0.15062995" calcext:value-type="float">
            <text:p>0.15062995</text:p>
          </table:table-cell>
          <table:table-cell office:value-type="float" office:value="0.15070199" calcext:value-type="float">
            <text:p>0.15070199</text:p>
          </table:table-cell>
          <table:table-cell office:value-type="float" office:value="0.13818745" calcext:value-type="float">
            <text:p>0.13818745</text:p>
          </table:table-cell>
          <table:table-cell office:value-type="float" office:value="0.13817566" calcext:value-type="float">
            <text:p>0.13817566</text:p>
          </table:table-cell>
          <table:table-cell office:value-type="float" office:value="0.15066695" calcext:value-type="float">
            <text:p>0.15066695</text:p>
          </table:table-cell>
          <table:table-cell office:value-type="float" office:value="0.15074355" calcext:value-type="float">
            <text:p>0.15074355</text:p>
          </table:table-cell>
          <table:table-cell office:value-type="float" office:value="0.15059544" calcext:value-type="float">
            <text:p>0.15059544</text:p>
          </table:table-cell>
          <table:table-cell office:value-type="float" office:value="0.15036979" calcext:value-type="float">
            <text:p>0.15036979</text:p>
          </table:table-cell>
          <table:table-cell office:value-type="float" office:value="0.15071623" calcext:value-type="float">
            <text:p>0.15071623</text:p>
          </table:table-cell>
          <table:table-cell office:value-type="float" office:value="0.13732275" calcext:value-type="float">
            <text:p>0.13732275</text:p>
          </table:table-cell>
          <table:table-cell office:value-type="float" office:value="0.13935001" calcext:value-type="float">
            <text:p>0.13935001</text:p>
          </table:table-cell>
          <table:table-cell office:value-type="float" office:value="0.15062024" calcext:value-type="float">
            <text:p>0.15062024</text:p>
          </table:table-cell>
          <table:table-cell office:value-type="float" office:value="0.13815713" calcext:value-type="float">
            <text:p>0.13815713</text:p>
          </table:table-cell>
          <table:table-cell office:value-type="float" office:value="0.13791322" calcext:value-type="float">
            <text:p>0.13791322</text:p>
          </table:table-cell>
          <table:table-cell office:value-type="float" office:value="0.15038201" calcext:value-type="float">
            <text:p>0.15038201</text:p>
          </table:table-cell>
          <table:table-cell office:value-type="float" office:value="0.1505485" calcext:value-type="float">
            <text:p>0.1505485</text:p>
          </table:table-cell>
          <table:table-cell office:value-type="float" office:value="0.15059839" calcext:value-type="float">
            <text:p>0.15059839</text:p>
          </table:table-cell>
          <table:table-cell office:value-type="float" office:value="0.15057672" calcext:value-type="float">
            <text:p>0.15057672</text:p>
          </table:table-cell>
          <table:table-cell office:value-type="float" office:value="0.15081732" calcext:value-type="float">
            <text:p>0.15081732</text:p>
          </table:table-cell>
          <table:table-cell office:value-type="float" office:value="0.15078172" calcext:value-type="float">
            <text:p>0.15078172</text:p>
          </table:table-cell>
          <table:table-cell office:value-type="float" office:value="0.15089764" calcext:value-type="float">
            <text:p>0.15089764</text:p>
          </table:table-cell>
          <table:table-cell office:value-type="float" office:value="0.15059488" calcext:value-type="float">
            <text:p>0.15059488</text:p>
          </table:table-cell>
          <table:table-cell office:value-type="float" office:value="0.15074329" calcext:value-type="float">
            <text:p>0.150743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51303" calcext:value-type="float">
            <text:p>2.6365130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6885" calcext:value-type="float">
            <text:p>0.6586885</text:p>
          </table:table-cell>
          <table:table-cell office:value-type="float" office:value="0.65942496" calcext:value-type="float">
            <text:p>0.65942496</text:p>
          </table:table-cell>
          <table:table-cell office:value-type="float" office:value="0.65945304" calcext:value-type="float">
            <text:p>0.65945304</text:p>
          </table:table-cell>
          <table:table-cell office:value-type="float" office:value="0.65893792" calcext:value-type="float">
            <text:p>0.6589379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9907" calcext:value-type="float">
            <text:p>0.3299907</text:p>
          </table:table-cell>
          <table:table-cell office:value-type="float" office:value="0.32996924" calcext:value-type="float">
            <text:p>0.32996924</text:p>
          </table:table-cell>
          <table:table-cell office:value-type="float" office:value="0.32981013" calcext:value-type="float">
            <text:p>0.32981013</text:p>
          </table:table-cell>
          <table:table-cell office:value-type="float" office:value="0.3298558" calcext:value-type="float">
            <text:p>0.3298558</text:p>
          </table:table-cell>
          <table:table-cell office:value-type="float" office:value="0.33073743" calcext:value-type="float">
            <text:p>0.33073743</text:p>
          </table:table-cell>
          <table:table-cell office:value-type="float" office:value="0.33080094" calcext:value-type="float">
            <text:p>0.33080094</text:p>
          </table:table-cell>
          <table:table-cell office:value-type="float" office:value="0.33121864" calcext:value-type="float">
            <text:p>0.33121864</text:p>
          </table:table-cell>
          <table:table-cell office:value-type="float" office:value="0.33123643" calcext:value-type="float">
            <text:p>0.3312364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936125" calcext:value-type="float">
            <text:p>0.21936125</text:p>
          </table:table-cell>
          <table:table-cell office:value-type="float" office:value="0.21971485" calcext:value-type="float">
            <text:p>0.21971485</text:p>
          </table:table-cell>
          <table:table-cell office:value-type="float" office:value="0.22147883" calcext:value-type="float">
            <text:p>0.22147883</text:p>
          </table:table-cell>
          <table:table-cell office:value-type="float" office:value="0.22158131" calcext:value-type="float">
            <text:p>0.22158131</text:p>
          </table:table-cell>
          <table:table-cell office:value-type="float" office:value="0.22150903" calcext:value-type="float">
            <text:p>0.22150903</text:p>
          </table:table-cell>
          <table:table-cell office:value-type="float" office:value="0.22112186" calcext:value-type="float">
            <text:p>0.22112186</text:p>
          </table:table-cell>
          <table:table-cell office:value-type="float" office:value="0.22141384" calcext:value-type="float">
            <text:p>0.22141384</text:p>
          </table:table-cell>
          <table:table-cell office:value-type="float" office:value="0.22166549" calcext:value-type="float">
            <text:p>0.22166549</text:p>
          </table:table-cell>
          <table:table-cell office:value-type="float" office:value="0.22139483" calcext:value-type="float">
            <text:p>0.22139483</text:p>
          </table:table-cell>
          <table:table-cell office:value-type="float" office:value="0.22167627" calcext:value-type="float">
            <text:p>0.22167627</text:p>
          </table:table-cell>
          <table:table-cell office:value-type="float" office:value="0.22174042" calcext:value-type="float">
            <text:p>0.22174042</text:p>
          </table:table-cell>
          <table:table-cell office:value-type="float" office:value="0.22170443" calcext:value-type="float">
            <text:p>0.2217044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969751" calcext:value-type="float">
            <text:p>0.16969751</text:p>
          </table:table-cell>
          <table:table-cell office:value-type="float" office:value="0.16971622" calcext:value-type="float">
            <text:p>0.16971622</text:p>
          </table:table-cell>
          <table:table-cell office:value-type="float" office:value="0.17022884" calcext:value-type="float">
            <text:p>0.17022884</text:p>
          </table:table-cell>
          <table:table-cell office:value-type="float" office:value="0.17024327" calcext:value-type="float">
            <text:p>0.17024327</text:p>
          </table:table-cell>
          <table:table-cell office:value-type="float" office:value="0.17025523" calcext:value-type="float">
            <text:p>0.17025523</text:p>
          </table:table-cell>
          <table:table-cell office:value-type="float" office:value="0.17021573" calcext:value-type="float">
            <text:p>0.17021573</text:p>
          </table:table-cell>
          <table:table-cell office:value-type="float" office:value="0.17013606" calcext:value-type="float">
            <text:p>0.17013606</text:p>
          </table:table-cell>
          <table:table-cell office:value-type="float" office:value="0.17025104" calcext:value-type="float">
            <text:p>0.17025104</text:p>
          </table:table-cell>
          <table:table-cell office:value-type="float" office:value="0.17024824" calcext:value-type="float">
            <text:p>0.17024824</text:p>
          </table:table-cell>
          <table:table-cell office:value-type="float" office:value="0.17023456" calcext:value-type="float">
            <text:p>0.17023456</text:p>
          </table:table-cell>
          <table:table-cell office:value-type="float" office:value="0.17015225" calcext:value-type="float">
            <text:p>0.17015225</text:p>
          </table:table-cell>
          <table:table-cell office:value-type="float" office:value="0.17013663" calcext:value-type="float">
            <text:p>0.17013663</text:p>
          </table:table-cell>
          <table:table-cell office:value-type="float" office:value="0.16997476" calcext:value-type="float">
            <text:p>0.16997476</text:p>
          </table:table-cell>
          <table:table-cell office:value-type="float" office:value="0.17012971" calcext:value-type="float">
            <text:p>0.17012971</text:p>
          </table:table-cell>
          <table:table-cell office:value-type="float" office:value="0.17020088" calcext:value-type="float">
            <text:p>0.17020088</text:p>
          </table:table-cell>
          <table:table-cell office:value-type="float" office:value="0.17012653" calcext:value-type="float">
            <text:p>0.1701265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579216" calcext:value-type="float">
            <text:p>0.13579216</text:p>
          </table:table-cell>
          <table:table-cell office:value-type="float" office:value="0.13580569" calcext:value-type="float">
            <text:p>0.13580569</text:p>
          </table:table-cell>
          <table:table-cell office:value-type="float" office:value="0.13590059" calcext:value-type="float">
            <text:p>0.13590059</text:p>
          </table:table-cell>
          <table:table-cell office:value-type="float" office:value="0.13592624" calcext:value-type="float">
            <text:p>0.13592624</text:p>
          </table:table-cell>
          <table:table-cell office:value-type="float" office:value="0.13597036" calcext:value-type="float">
            <text:p>0.13597036</text:p>
          </table:table-cell>
          <table:table-cell office:value-type="float" office:value="0.13583683" calcext:value-type="float">
            <text:p>0.13583683</text:p>
          </table:table-cell>
          <table:table-cell office:value-type="float" office:value="0.13564033" calcext:value-type="float">
            <text:p>0.13564033</text:p>
          </table:table-cell>
          <table:table-cell office:value-type="float" office:value="0.13600503" calcext:value-type="float">
            <text:p>0.13600503</text:p>
          </table:table-cell>
          <table:table-cell office:value-type="float" office:value="0.13584934" calcext:value-type="float">
            <text:p>0.13584934</text:p>
          </table:table-cell>
          <table:table-cell office:value-type="float" office:value="0.13604465" calcext:value-type="float">
            <text:p>0.13604465</text:p>
          </table:table-cell>
          <table:table-cell office:value-type="float" office:value="0.13598161" calcext:value-type="float">
            <text:p>0.13598161</text:p>
          </table:table-cell>
          <table:table-cell office:value-type="float" office:value="0.13597646" calcext:value-type="float">
            <text:p>0.13597646</text:p>
          </table:table-cell>
          <table:table-cell office:value-type="float" office:value="0.13920449" calcext:value-type="float">
            <text:p>0.13920449</text:p>
          </table:table-cell>
          <table:table-cell office:value-type="float" office:value="0.13919748" calcext:value-type="float">
            <text:p>0.13919748</text:p>
          </table:table-cell>
          <table:table-cell office:value-type="float" office:value="0.13912433" calcext:value-type="float">
            <text:p>0.13912433</text:p>
          </table:table-cell>
          <table:table-cell office:value-type="float" office:value="0.13914295" calcext:value-type="float">
            <text:p>0.13914295</text:p>
          </table:table-cell>
          <table:table-cell office:value-type="float" office:value="0.13912701" calcext:value-type="float">
            <text:p>0.13912701</text:p>
          </table:table-cell>
          <table:table-cell office:value-type="float" office:value="0.13915881" calcext:value-type="float">
            <text:p>0.13915881</text:p>
          </table:table-cell>
          <table:table-cell office:value-type="float" office:value="0.13918776" calcext:value-type="float">
            <text:p>0.13918776</text:p>
          </table:table-cell>
          <table:table-cell office:value-type="float" office:value="0.13884463" calcext:value-type="float">
            <text:p>0.1388446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532219" calcext:value-type="float">
            <text:p>0.11532219</text:p>
          </table:table-cell>
          <table:table-cell office:value-type="float" office:value="0.11516652" calcext:value-type="float">
            <text:p>0.11516652</text:p>
          </table:table-cell>
          <table:table-cell office:value-type="float" office:value="0.11651194" calcext:value-type="float">
            <text:p>0.11651194</text:p>
          </table:table-cell>
          <table:table-cell office:value-type="float" office:value="0.11662812" calcext:value-type="float">
            <text:p>0.11662812</text:p>
          </table:table-cell>
          <table:table-cell office:value-type="float" office:value="0.11784915" calcext:value-type="float">
            <text:p>0.11784915</text:p>
          </table:table-cell>
          <table:table-cell office:value-type="float" office:value="0.117773" calcext:value-type="float">
            <text:p>0.117773</text:p>
          </table:table-cell>
          <table:table-cell office:value-type="float" office:value="0.11790223" calcext:value-type="float">
            <text:p>0.11790223</text:p>
          </table:table-cell>
          <table:table-cell office:value-type="float" office:value="0.11792546" calcext:value-type="float">
            <text:p>0.11792546</text:p>
          </table:table-cell>
          <table:table-cell office:value-type="float" office:value="0.11799849" calcext:value-type="float">
            <text:p>0.11799849</text:p>
          </table:table-cell>
          <table:table-cell office:value-type="float" office:value="0.11794032" calcext:value-type="float">
            <text:p>0.11794032</text:p>
          </table:table-cell>
          <table:table-cell office:value-type="float" office:value="0.11802236" calcext:value-type="float">
            <text:p>0.11802236</text:p>
          </table:table-cell>
          <table:table-cell office:value-type="float" office:value="0.11780796" calcext:value-type="float">
            <text:p>0.11780796</text:p>
          </table:table-cell>
          <table:table-cell office:value-type="float" office:value="0.1180149" calcext:value-type="float">
            <text:p>0.1180149</text:p>
          </table:table-cell>
          <table:table-cell office:value-type="float" office:value="0.11815529" calcext:value-type="float">
            <text:p>0.11815529</text:p>
          </table:table-cell>
          <table:table-cell office:value-type="float" office:value="0.11749527" calcext:value-type="float">
            <text:p>0.11749527</text:p>
          </table:table-cell>
          <table:table-cell office:value-type="float" office:value="0.11826732" calcext:value-type="float">
            <text:p>0.11826732</text:p>
          </table:table-cell>
          <table:table-cell office:value-type="float" office:value="0.11821489" calcext:value-type="float">
            <text:p>0.11821489</text:p>
          </table:table-cell>
          <table:table-cell office:value-type="float" office:value="0.11829676" calcext:value-type="float">
            <text:p>0.11829676</text:p>
          </table:table-cell>
          <table:table-cell office:value-type="float" office:value="0.11827238" calcext:value-type="float">
            <text:p>0.11827238</text:p>
          </table:table-cell>
          <table:table-cell office:value-type="float" office:value="0.11824625" calcext:value-type="float">
            <text:p>0.11824625</text:p>
          </table:table-cell>
          <table:table-cell office:value-type="float" office:value="0.11834131" calcext:value-type="float">
            <text:p>0.11834131</text:p>
          </table:table-cell>
          <table:table-cell office:value-type="float" office:value="0.11829813" calcext:value-type="float">
            <text:p>0.11829813</text:p>
          </table:table-cell>
          <table:table-cell office:value-type="float" office:value="0.11829667" calcext:value-type="float">
            <text:p>0.11829667</text:p>
          </table:table-cell>
          <table:table-cell office:value-type="float" office:value="0.11846301" calcext:value-type="float">
            <text:p>0.1184630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180955" calcext:value-type="float">
            <text:p>0.10180955</text:p>
          </table:table-cell>
          <table:table-cell office:value-type="float" office:value="0.10280822" calcext:value-type="float">
            <text:p>0.10280822</text:p>
          </table:table-cell>
          <table:table-cell office:value-type="float" office:value="0.10268609" calcext:value-type="float">
            <text:p>0.10268609</text:p>
          </table:table-cell>
          <table:table-cell office:value-type="float" office:value="0.10266276" calcext:value-type="float">
            <text:p>0.10266276</text:p>
          </table:table-cell>
          <table:table-cell office:value-type="float" office:value="0.10268798" calcext:value-type="float">
            <text:p>0.10268798</text:p>
          </table:table-cell>
          <table:table-cell office:value-type="float" office:value="0.10267917" calcext:value-type="float">
            <text:p>0.10267917</text:p>
          </table:table-cell>
          <table:table-cell office:value-type="float" office:value="0.10269518" calcext:value-type="float">
            <text:p>0.10269518</text:p>
          </table:table-cell>
          <table:table-cell office:value-type="float" office:value="0.10271077" calcext:value-type="float">
            <text:p>0.10271077</text:p>
          </table:table-cell>
          <table:table-cell office:value-type="float" office:value="0.10283915" calcext:value-type="float">
            <text:p>0.10283915</text:p>
          </table:table-cell>
          <table:table-cell office:value-type="float" office:value="0.10285719" calcext:value-type="float">
            <text:p>0.10285719</text:p>
          </table:table-cell>
          <table:table-cell office:value-type="float" office:value="0.10285197" calcext:value-type="float">
            <text:p>0.10285197</text:p>
          </table:table-cell>
          <table:table-cell office:value-type="float" office:value="0.10269012" calcext:value-type="float">
            <text:p>0.10269012</text:p>
          </table:table-cell>
          <table:table-cell office:value-type="float" office:value="0.10268478" calcext:value-type="float">
            <text:p>0.10268478</text:p>
          </table:table-cell>
          <table:table-cell office:value-type="float" office:value="0.10288536" calcext:value-type="float">
            <text:p>0.10288536</text:p>
          </table:table-cell>
          <table:table-cell office:value-type="float" office:value="0.10273798" calcext:value-type="float">
            <text:p>0.10273798</text:p>
          </table:table-cell>
          <table:table-cell office:value-type="float" office:value="0.10265332" calcext:value-type="float">
            <text:p>0.10265332</text:p>
          </table:table-cell>
          <table:table-cell office:value-type="float" office:value="0.1027406" calcext:value-type="float">
            <text:p>0.1027406</text:p>
          </table:table-cell>
          <table:table-cell office:value-type="float" office:value="0.10263525" calcext:value-type="float">
            <text:p>0.10263525</text:p>
          </table:table-cell>
          <table:table-cell office:value-type="float" office:value="0.10275692" calcext:value-type="float">
            <text:p>0.10275692</text:p>
          </table:table-cell>
          <table:table-cell office:value-type="float" office:value="0.10289921" calcext:value-type="float">
            <text:p>0.10289921</text:p>
          </table:table-cell>
          <table:table-cell office:value-type="float" office:value="0.10790333" calcext:value-type="float">
            <text:p>0.10790333</text:p>
          </table:table-cell>
          <table:table-cell office:value-type="float" office:value="0.10802521" calcext:value-type="float">
            <text:p>0.10802521</text:p>
          </table:table-cell>
          <table:table-cell office:value-type="float" office:value="0.10181427" calcext:value-type="float">
            <text:p>0.10181427</text:p>
          </table:table-cell>
          <table:table-cell office:value-type="float" office:value="0.10784404" calcext:value-type="float">
            <text:p>0.10784404</text:p>
          </table:table-cell>
          <table:table-cell office:value-type="float" office:value="0.10818131" calcext:value-type="float">
            <text:p>0.10818131</text:p>
          </table:table-cell>
          <table:table-cell office:value-type="float" office:value="0.1080336" calcext:value-type="float">
            <text:p>0.1080336</text:p>
          </table:table-cell>
          <table:table-cell office:value-type="float" office:value="0.10816026" calcext:value-type="float">
            <text:p>0.10816026</text:p>
          </table:table-cell>
          <table:table-cell office:value-type="float" office:value="0.10807975" calcext:value-type="float">
            <text:p>0.1080797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078113" calcext:value-type="float">
            <text:p>0.09078113</text:p>
          </table:table-cell>
          <table:table-cell office:value-type="float" office:value="0.0910292" calcext:value-type="float">
            <text:p>0.0910292</text:p>
          </table:table-cell>
          <table:table-cell office:value-type="float" office:value="0.10134064" calcext:value-type="float">
            <text:p>0.10134064</text:p>
          </table:table-cell>
          <table:table-cell office:value-type="float" office:value="0.11326002" calcext:value-type="float">
            <text:p>0.11326002</text:p>
          </table:table-cell>
          <table:table-cell office:value-type="float" office:value="0.11309886" calcext:value-type="float">
            <text:p>0.11309886</text:p>
          </table:table-cell>
          <table:table-cell office:value-type="float" office:value="0.11331" calcext:value-type="float">
            <text:p>0.11331</text:p>
          </table:table-cell>
          <table:table-cell office:value-type="float" office:value="0.11320191" calcext:value-type="float">
            <text:p>0.11320191</text:p>
          </table:table-cell>
          <table:table-cell office:value-type="float" office:value="0.11332415" calcext:value-type="float">
            <text:p>0.11332415</text:p>
          </table:table-cell>
          <table:table-cell office:value-type="float" office:value="0.11344455" calcext:value-type="float">
            <text:p>0.11344455</text:p>
          </table:table-cell>
          <table:table-cell office:value-type="float" office:value="0.11339522" calcext:value-type="float">
            <text:p>0.11339522</text:p>
          </table:table-cell>
          <table:table-cell office:value-type="float" office:value="0.11345336" calcext:value-type="float">
            <text:p>0.11345336</text:p>
          </table:table-cell>
          <table:table-cell office:value-type="float" office:value="0.11330869" calcext:value-type="float">
            <text:p>0.11330869</text:p>
          </table:table-cell>
          <table:table-cell office:value-type="float" office:value="0.1077355" calcext:value-type="float">
            <text:p>0.1077355</text:p>
          </table:table-cell>
          <table:table-cell office:value-type="float" office:value="0.11330153" calcext:value-type="float">
            <text:p>0.11330153</text:p>
          </table:table-cell>
          <table:table-cell office:value-type="float" office:value="0.11318027" calcext:value-type="float">
            <text:p>0.11318027</text:p>
          </table:table-cell>
          <table:table-cell office:value-type="float" office:value="0.11324683" calcext:value-type="float">
            <text:p>0.11324683</text:p>
          </table:table-cell>
          <table:table-cell office:value-type="float" office:value="0.11347484" calcext:value-type="float">
            <text:p>0.11347484</text:p>
          </table:table-cell>
          <table:table-cell office:value-type="float" office:value="0.1133866" calcext:value-type="float">
            <text:p>0.1133866</text:p>
          </table:table-cell>
          <table:table-cell office:value-type="float" office:value="0.11337168" calcext:value-type="float">
            <text:p>0.11337168</text:p>
          </table:table-cell>
          <table:table-cell office:value-type="float" office:value="0.11317515" calcext:value-type="float">
            <text:p>0.11317515</text:p>
          </table:table-cell>
          <table:table-cell office:value-type="float" office:value="0.11315466" calcext:value-type="float">
            <text:p>0.11315466</text:p>
          </table:table-cell>
          <table:table-cell office:value-type="float" office:value="0.11274011" calcext:value-type="float">
            <text:p>0.11274011</text:p>
          </table:table-cell>
          <table:table-cell office:value-type="float" office:value="0.11318375" calcext:value-type="float">
            <text:p>0.11318375</text:p>
          </table:table-cell>
          <table:table-cell office:value-type="float" office:value="0.11334248" calcext:value-type="float">
            <text:p>0.11334248</text:p>
          </table:table-cell>
          <table:table-cell office:value-type="float" office:value="0.11329852" calcext:value-type="float">
            <text:p>0.11329852</text:p>
          </table:table-cell>
          <table:table-cell office:value-type="float" office:value="0.11337659" calcext:value-type="float">
            <text:p>0.11337659</text:p>
          </table:table-cell>
          <table:table-cell office:value-type="float" office:value="0.11343643" calcext:value-type="float">
            <text:p>0.11343643</text:p>
          </table:table-cell>
          <table:table-cell office:value-type="float" office:value="0.11335402" calcext:value-type="float">
            <text:p>0.11335402</text:p>
          </table:table-cell>
          <table:table-cell office:value-type="float" office:value="0.11346602" calcext:value-type="float">
            <text:p>0.11346602</text:p>
          </table:table-cell>
          <table:table-cell office:value-type="float" office:value="0.11354759" calcext:value-type="float">
            <text:p>0.11354759</text:p>
          </table:table-cell>
          <table:table-cell office:value-type="float" office:value="0.11349436" calcext:value-type="float">
            <text:p>0.11349436</text:p>
          </table:table-cell>
          <table:table-cell office:value-type="float" office:value="0.10073356" calcext:value-type="float">
            <text:p>0.1007335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22377" calcext:value-type="float">
            <text:p>0.0922377</text:p>
          </table:table-cell>
          <table:table-cell office:value-type="float" office:value="0.0890523" calcext:value-type="float">
            <text:p>0.0890523</text:p>
          </table:table-cell>
          <table:table-cell office:value-type="float" office:value="0.09220794" calcext:value-type="float">
            <text:p>0.09220794</text:p>
          </table:table-cell>
          <table:table-cell office:value-type="float" office:value="0.09930815" calcext:value-type="float">
            <text:p>0.09930815</text:p>
          </table:table-cell>
          <table:table-cell office:value-type="float" office:value="0.09945549" calcext:value-type="float">
            <text:p>0.09945549</text:p>
          </table:table-cell>
          <table:table-cell office:value-type="float" office:value="0.09937646" calcext:value-type="float">
            <text:p>0.09937646</text:p>
          </table:table-cell>
          <table:table-cell office:value-type="float" office:value="0.09945825" calcext:value-type="float">
            <text:p>0.09945825</text:p>
          </table:table-cell>
          <table:table-cell office:value-type="float" office:value="0.08684156" calcext:value-type="float">
            <text:p>0.08684156</text:p>
          </table:table-cell>
          <table:table-cell office:value-type="float" office:value="0.10509699" calcext:value-type="float">
            <text:p>0.10509699</text:p>
          </table:table-cell>
          <table:table-cell office:value-type="float" office:value="0.11690119" calcext:value-type="float">
            <text:p>0.11690119</text:p>
          </table:table-cell>
          <table:table-cell office:value-type="float" office:value="0.11704812" calcext:value-type="float">
            <text:p>0.11704812</text:p>
          </table:table-cell>
          <table:table-cell office:value-type="float" office:value="0.11712423" calcext:value-type="float">
            <text:p>0.11712423</text:p>
          </table:table-cell>
          <table:table-cell office:value-type="float" office:value="0.11704145" calcext:value-type="float">
            <text:p>0.11704145</text:p>
          </table:table-cell>
          <table:table-cell office:value-type="float" office:value="0.11692873" calcext:value-type="float">
            <text:p>0.11692873</text:p>
          </table:table-cell>
          <table:table-cell office:value-type="float" office:value="0.1168414" calcext:value-type="float">
            <text:p>0.1168414</text:p>
          </table:table-cell>
          <table:table-cell office:value-type="float" office:value="0.10438609" calcext:value-type="float">
            <text:p>0.10438609</text:p>
          </table:table-cell>
          <table:table-cell office:value-type="float" office:value="0.11713902" calcext:value-type="float">
            <text:p>0.11713902</text:p>
          </table:table-cell>
          <table:table-cell office:value-type="float" office:value="0.11726702" calcext:value-type="float">
            <text:p>0.11726702</text:p>
          </table:table-cell>
          <table:table-cell office:value-type="float" office:value="0.11710647" calcext:value-type="float">
            <text:p>0.11710647</text:p>
          </table:table-cell>
          <table:table-cell office:value-type="float" office:value="0.11709953" calcext:value-type="float">
            <text:p>0.11709953</text:p>
          </table:table-cell>
          <table:table-cell office:value-type="float" office:value="0.1071238" calcext:value-type="float">
            <text:p>0.1071238</text:p>
          </table:table-cell>
          <table:table-cell office:value-type="float" office:value="0.11730261" calcext:value-type="float">
            <text:p>0.11730261</text:p>
          </table:table-cell>
          <table:table-cell office:value-type="float" office:value="0.11709541" calcext:value-type="float">
            <text:p>0.11709541</text:p>
          </table:table-cell>
          <table:table-cell office:value-type="float" office:value="0.11584414" calcext:value-type="float">
            <text:p>0.11584414</text:p>
          </table:table-cell>
          <table:table-cell office:value-type="float" office:value="0.11718263" calcext:value-type="float">
            <text:p>0.11718263</text:p>
          </table:table-cell>
          <table:table-cell office:value-type="float" office:value="0.11726865" calcext:value-type="float">
            <text:p>0.11726865</text:p>
          </table:table-cell>
          <table:table-cell office:value-type="float" office:value="0.11708984" calcext:value-type="float">
            <text:p>0.11708984</text:p>
          </table:table-cell>
          <table:table-cell office:value-type="float" office:value="0.11708889" calcext:value-type="float">
            <text:p>0.11708889</text:p>
          </table:table-cell>
          <table:table-cell office:value-type="float" office:value="0.11736261" calcext:value-type="float">
            <text:p>0.11736261</text:p>
          </table:table-cell>
          <table:table-cell office:value-type="float" office:value="0.11715384" calcext:value-type="float">
            <text:p>0.11715384</text:p>
          </table:table-cell>
          <table:table-cell office:value-type="float" office:value="0.10843579" calcext:value-type="float">
            <text:p>0.10843579</text:p>
          </table:table-cell>
          <table:table-cell office:value-type="float" office:value="0.11712569" calcext:value-type="float">
            <text:p>0.11712569</text:p>
          </table:table-cell>
          <table:table-cell office:value-type="float" office:value="0.11743874" calcext:value-type="float">
            <text:p>0.11743874</text:p>
          </table:table-cell>
          <table:table-cell office:value-type="float" office:value="0.10537154" calcext:value-type="float">
            <text:p>0.10537154</text:p>
          </table:table-cell>
          <table:table-cell office:value-type="float" office:value="0.10739511" calcext:value-type="float">
            <text:p>0.10739511</text:p>
          </table:table-cell>
          <table:table-cell office:value-type="float" office:value="0.11740349" calcext:value-type="float">
            <text:p>0.1174034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215979" calcext:value-type="float">
            <text:p>0.07215979</text:p>
          </table:table-cell>
          <table:table-cell office:value-type="float" office:value="0.08907368" calcext:value-type="float">
            <text:p>0.08907368</text:p>
          </table:table-cell>
          <table:table-cell office:value-type="float" office:value="0.10115485" calcext:value-type="float">
            <text:p>0.10115485</text:p>
          </table:table-cell>
          <table:table-cell office:value-type="float" office:value="0.1012452" calcext:value-type="float">
            <text:p>0.1012452</text:p>
          </table:table-cell>
          <table:table-cell office:value-type="float" office:value="0.10097298" calcext:value-type="float">
            <text:p>0.10097298</text:p>
          </table:table-cell>
          <table:table-cell office:value-type="float" office:value="0.10118377" calcext:value-type="float">
            <text:p>0.10118377</text:p>
          </table:table-cell>
          <table:table-cell office:value-type="float" office:value="0.10127877" calcext:value-type="float">
            <text:p>0.10127877</text:p>
          </table:table-cell>
          <table:table-cell office:value-type="float" office:value="0.10103399" calcext:value-type="float">
            <text:p>0.10103399</text:p>
          </table:table-cell>
          <table:table-cell office:value-type="float" office:value="0.10123875" calcext:value-type="float">
            <text:p>0.10123875</text:p>
          </table:table-cell>
          <table:table-cell office:value-type="float" office:value="0.10117708" calcext:value-type="float">
            <text:p>0.10117708</text:p>
          </table:table-cell>
          <table:table-cell office:value-type="float" office:value="0.10092762" calcext:value-type="float">
            <text:p>0.10092762</text:p>
          </table:table-cell>
          <table:table-cell office:value-type="float" office:value="0.10119696" calcext:value-type="float">
            <text:p>0.10119696</text:p>
          </table:table-cell>
          <table:table-cell office:value-type="float" office:value="0.10125951" calcext:value-type="float">
            <text:p>0.10125951</text:p>
          </table:table-cell>
          <table:table-cell office:value-type="float" office:value="0.10092837" calcext:value-type="float">
            <text:p>0.10092837</text:p>
          </table:table-cell>
          <table:table-cell office:value-type="float" office:value="0.10110615" calcext:value-type="float">
            <text:p>0.10110615</text:p>
          </table:table-cell>
          <table:table-cell office:value-type="float" office:value="0.09605382" calcext:value-type="float">
            <text:p>0.09605382</text:p>
          </table:table-cell>
          <table:table-cell office:value-type="float" office:value="0.10101629" calcext:value-type="float">
            <text:p>0.10101629</text:p>
          </table:table-cell>
          <table:table-cell office:value-type="float" office:value="0.0948244" calcext:value-type="float">
            <text:p>0.0948244</text:p>
          </table:table-cell>
          <table:table-cell office:value-type="float" office:value="0.10112558" calcext:value-type="float">
            <text:p>0.10112558</text:p>
          </table:table-cell>
          <table:table-cell office:value-type="float" office:value="0.1012937" calcext:value-type="float">
            <text:p>0.1012937</text:p>
          </table:table-cell>
          <table:table-cell office:value-type="float" office:value="0.08917627" calcext:value-type="float">
            <text:p>0.08917627</text:p>
          </table:table-cell>
          <table:table-cell office:value-type="float" office:value="0.10110876" calcext:value-type="float">
            <text:p>0.10110876</text:p>
          </table:table-cell>
          <table:table-cell office:value-type="float" office:value="0.10105211" calcext:value-type="float">
            <text:p>0.10105211</text:p>
          </table:table-cell>
          <table:table-cell office:value-type="float" office:value="0.10127029" calcext:value-type="float">
            <text:p>0.10127029</text:p>
          </table:table-cell>
          <table:table-cell office:value-type="float" office:value="0.10129377" calcext:value-type="float">
            <text:p>0.10129377</text:p>
          </table:table-cell>
          <table:table-cell office:value-type="float" office:value="0.10117043" calcext:value-type="float">
            <text:p>0.10117043</text:p>
          </table:table-cell>
          <table:table-cell office:value-type="float" office:value="0.10134417" calcext:value-type="float">
            <text:p>0.10134417</text:p>
          </table:table-cell>
          <table:table-cell office:value-type="float" office:value="0.10119372" calcext:value-type="float">
            <text:p>0.10119372</text:p>
          </table:table-cell>
          <table:table-cell office:value-type="float" office:value="0.10057413" calcext:value-type="float">
            <text:p>0.10057413</text:p>
          </table:table-cell>
          <table:table-cell office:value-type="float" office:value="0.10133682" calcext:value-type="float">
            <text:p>0.10133682</text:p>
          </table:table-cell>
          <table:table-cell office:value-type="float" office:value="0.10140131" calcext:value-type="float">
            <text:p>0.10140131</text:p>
          </table:table-cell>
          <table:table-cell office:value-type="float" office:value="0.10130889" calcext:value-type="float">
            <text:p>0.10130889</text:p>
          </table:table-cell>
          <table:table-cell office:value-type="float" office:value="0.10119354" calcext:value-type="float">
            <text:p>0.10119354</text:p>
          </table:table-cell>
          <table:table-cell office:value-type="float" office:value="0.10141127" calcext:value-type="float">
            <text:p>0.10141127</text:p>
          </table:table-cell>
          <table:table-cell office:value-type="float" office:value="0.10128089" calcext:value-type="float">
            <text:p>0.10128089</text:p>
          </table:table-cell>
          <table:table-cell office:value-type="float" office:value="0.10130227" calcext:value-type="float">
            <text:p>0.10130227</text:p>
          </table:table-cell>
          <table:table-cell office:value-type="float" office:value="0.10152884" calcext:value-type="float">
            <text:p>0.10152884</text:p>
          </table:table-cell>
          <table:table-cell office:value-type="float" office:value="0.10144818" calcext:value-type="float">
            <text:p>0.10144818</text:p>
          </table:table-cell>
          <table:table-cell office:value-type="float" office:value="0.1014171" calcext:value-type="float">
            <text:p>0.1014171</text:p>
          </table:table-cell>
          <table:table-cell office:value-type="float" office:value="0.10136198" calcext:value-type="float">
            <text:p>0.1013619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9798" calcext:value-type="float">
            <text:p>0.069798</text:p>
          </table:table-cell>
          <table:table-cell office:value-type="float" office:value="0.0700682" calcext:value-type="float">
            <text:p>0.0700682</text:p>
          </table:table-cell>
          <table:table-cell office:value-type="float" office:value="0.06461535" calcext:value-type="float">
            <text:p>0.06461535</text:p>
          </table:table-cell>
          <table:table-cell office:value-type="float" office:value="0.07015093" calcext:value-type="float">
            <text:p>0.07015093</text:p>
          </table:table-cell>
          <table:table-cell office:value-type="float" office:value="0.08028592" calcext:value-type="float">
            <text:p>0.08028592</text:p>
          </table:table-cell>
          <table:table-cell office:value-type="float" office:value="0.10620481" calcext:value-type="float">
            <text:p>0.10620481</text:p>
          </table:table-cell>
          <table:table-cell office:value-type="float" office:value="0.11363266" calcext:value-type="float">
            <text:p>0.11363266</text:p>
          </table:table-cell>
          <table:table-cell office:value-type="float" office:value="0.1061894" calcext:value-type="float">
            <text:p>0.1061894</text:p>
          </table:table-cell>
          <table:table-cell office:value-type="float" office:value="0.1094792" calcext:value-type="float">
            <text:p>0.1094792</text:p>
          </table:table-cell>
          <table:table-cell office:value-type="float" office:value="0.11884228" calcext:value-type="float">
            <text:p>0.11884228</text:p>
          </table:table-cell>
          <table:table-cell office:value-type="float" office:value="0.11883074" calcext:value-type="float">
            <text:p>0.11883074</text:p>
          </table:table-cell>
          <table:table-cell office:value-type="float" office:value="0.11907158" calcext:value-type="float">
            <text:p>0.11907158</text:p>
          </table:table-cell>
          <table:table-cell office:value-type="float" office:value="0.11902947" calcext:value-type="float">
            <text:p>0.11902947</text:p>
          </table:table-cell>
          <table:table-cell office:value-type="float" office:value="0.10638554" calcext:value-type="float">
            <text:p>0.10638554</text:p>
          </table:table-cell>
          <table:table-cell office:value-type="float" office:value="0.11908876" calcext:value-type="float">
            <text:p>0.11908876</text:p>
          </table:table-cell>
          <table:table-cell office:value-type="float" office:value="0.11914795" calcext:value-type="float">
            <text:p>0.11914795</text:p>
          </table:table-cell>
          <table:table-cell office:value-type="float" office:value="0.10643605" calcext:value-type="float">
            <text:p>0.10643605</text:p>
          </table:table-cell>
          <table:table-cell office:value-type="float" office:value="0.11894328" calcext:value-type="float">
            <text:p>0.11894328</text:p>
          </table:table-cell>
          <table:table-cell office:value-type="float" office:value="0.11906692" calcext:value-type="float">
            <text:p>0.11906692</text:p>
          </table:table-cell>
          <table:table-cell office:value-type="float" office:value="0.11921892" calcext:value-type="float">
            <text:p>0.11921892</text:p>
          </table:table-cell>
          <table:table-cell office:value-type="float" office:value="0.11901362" calcext:value-type="float">
            <text:p>0.11901362</text:p>
          </table:table-cell>
          <table:table-cell office:value-type="float" office:value="0.11934167" calcext:value-type="float">
            <text:p>0.11934167</text:p>
          </table:table-cell>
          <table:table-cell office:value-type="float" office:value="0.10661641" calcext:value-type="float">
            <text:p>0.10661641</text:p>
          </table:table-cell>
          <table:table-cell office:value-type="float" office:value="0.11937711" calcext:value-type="float">
            <text:p>0.11937711</text:p>
          </table:table-cell>
          <table:table-cell office:value-type="float" office:value="0.11914007" calcext:value-type="float">
            <text:p>0.11914007</text:p>
          </table:table-cell>
          <table:table-cell office:value-type="float" office:value="0.10690214" calcext:value-type="float">
            <text:p>0.10690214</text:p>
          </table:table-cell>
          <table:table-cell office:value-type="float" office:value="0.11956868" calcext:value-type="float">
            <text:p>0.11956868</text:p>
          </table:table-cell>
          <table:table-cell office:value-type="float" office:value="0.1087197" calcext:value-type="float">
            <text:p>0.1087197</text:p>
          </table:table-cell>
          <table:table-cell office:value-type="float" office:value="0.10880991" calcext:value-type="float">
            <text:p>0.10880991</text:p>
          </table:table-cell>
          <table:table-cell office:value-type="float" office:value="0.12144634" calcext:value-type="float">
            <text:p>0.12144634</text:p>
          </table:table-cell>
          <table:table-cell office:value-type="float" office:value="0.10854832" calcext:value-type="float">
            <text:p>0.10854832</text:p>
          </table:table-cell>
          <table:table-cell office:value-type="float" office:value="0.12141418" calcext:value-type="float">
            <text:p>0.12141418</text:p>
          </table:table-cell>
          <table:table-cell office:value-type="float" office:value="0.12117046" calcext:value-type="float">
            <text:p>0.12117046</text:p>
          </table:table-cell>
          <table:table-cell office:value-type="float" office:value="0.12111676" calcext:value-type="float">
            <text:p>0.12111676</text:p>
          </table:table-cell>
          <table:table-cell office:value-type="float" office:value="0.12142948" calcext:value-type="float">
            <text:p>0.12142948</text:p>
          </table:table-cell>
          <table:table-cell office:value-type="float" office:value="0.12152072" calcext:value-type="float">
            <text:p>0.12152072</text:p>
          </table:table-cell>
          <table:table-cell office:value-type="float" office:value="0.12088853" calcext:value-type="float">
            <text:p>0.12088853</text:p>
          </table:table-cell>
          <table:table-cell office:value-type="float" office:value="0.12139413" calcext:value-type="float">
            <text:p>0.12139413</text:p>
          </table:table-cell>
          <table:table-cell office:value-type="float" office:value="0.12134479" calcext:value-type="float">
            <text:p>0.12134479</text:p>
          </table:table-cell>
          <table:table-cell office:value-type="float" office:value="0.12127583" calcext:value-type="float">
            <text:p>0.12127583</text:p>
          </table:table-cell>
          <table:table-cell office:value-type="float" office:value="0.12127143" calcext:value-type="float">
            <text:p>0.12127143</text:p>
          </table:table-cell>
          <table:table-cell office:value-type="float" office:value="0.12153208" calcext:value-type="float">
            <text:p>0.12153208</text:p>
          </table:table-cell>
          <table:table-cell office:value-type="float" office:value="0.12147496" calcext:value-type="float">
            <text:p>0.12147496</text:p>
          </table:table-cell>
          <table:table-cell office:value-type="float" office:value="0.12125655" calcext:value-type="float">
            <text:p>0.121256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168911" calcext:value-type="float">
            <text:p>0.06168911</text:p>
          </table:table-cell>
          <table:table-cell office:value-type="float" office:value="0.06189095" calcext:value-type="float">
            <text:p>0.06189095</text:p>
          </table:table-cell>
          <table:table-cell office:value-type="float" office:value="0.0618863" calcext:value-type="float">
            <text:p>0.0618863</text:p>
          </table:table-cell>
          <table:table-cell office:value-type="float" office:value="0.09484724" calcext:value-type="float">
            <text:p>0.09484724</text:p>
          </table:table-cell>
          <table:table-cell office:value-type="float" office:value="0.09508624" calcext:value-type="float">
            <text:p>0.09508624</text:p>
          </table:table-cell>
          <table:table-cell office:value-type="float" office:value="0.0948228" calcext:value-type="float">
            <text:p>0.0948228</text:p>
          </table:table-cell>
          <table:table-cell office:value-type="float" office:value="0.08323017" calcext:value-type="float">
            <text:p>0.08323017</text:p>
          </table:table-cell>
          <table:table-cell office:value-type="float" office:value="0.08541193" calcext:value-type="float">
            <text:p>0.08541193</text:p>
          </table:table-cell>
          <table:table-cell office:value-type="float" office:value="0.09789389" calcext:value-type="float">
            <text:p>0.09789389</text:p>
          </table:table-cell>
          <table:table-cell office:value-type="float" office:value="0.09828512" calcext:value-type="float">
            <text:p>0.09828512</text:p>
          </table:table-cell>
          <table:table-cell office:value-type="float" office:value="0.09243621" calcext:value-type="float">
            <text:p>0.09243621</text:p>
          </table:table-cell>
          <table:table-cell office:value-type="float" office:value="0.09812579" calcext:value-type="float">
            <text:p>0.09812579</text:p>
          </table:table-cell>
          <table:table-cell office:value-type="float" office:value="0.09798862" calcext:value-type="float">
            <text:p>0.09798862</text:p>
          </table:table-cell>
          <table:table-cell office:value-type="float" office:value="0.0982664" calcext:value-type="float">
            <text:p>0.0982664</text:p>
          </table:table-cell>
          <table:table-cell office:value-type="float" office:value="0.09804241" calcext:value-type="float">
            <text:p>0.09804241</text:p>
          </table:table-cell>
          <table:table-cell office:value-type="float" office:value="0.09817126" calcext:value-type="float">
            <text:p>0.09817126</text:p>
          </table:table-cell>
          <table:table-cell office:value-type="float" office:value="0.0979477" calcext:value-type="float">
            <text:p>0.0979477</text:p>
          </table:table-cell>
          <table:table-cell office:value-type="float" office:value="0.09830731" calcext:value-type="float">
            <text:p>0.09830731</text:p>
          </table:table-cell>
          <table:table-cell office:value-type="float" office:value="0.07674077" calcext:value-type="float">
            <text:p>0.07674077</text:p>
          </table:table-cell>
          <table:table-cell office:value-type="float" office:value="0.0857542" calcext:value-type="float">
            <text:p>0.0857542</text:p>
          </table:table-cell>
          <table:table-cell office:value-type="float" office:value="0.09818416" calcext:value-type="float">
            <text:p>0.09818416</text:p>
          </table:table-cell>
          <table:table-cell office:value-type="float" office:value="0.09819648" calcext:value-type="float">
            <text:p>0.09819648</text:p>
          </table:table-cell>
          <table:table-cell office:value-type="float" office:value="0.09806368" calcext:value-type="float">
            <text:p>0.09806368</text:p>
          </table:table-cell>
          <table:table-cell office:value-type="float" office:value="0.09755059" calcext:value-type="float">
            <text:p>0.09755059</text:p>
          </table:table-cell>
          <table:table-cell office:value-type="float" office:value="0.08548411" calcext:value-type="float">
            <text:p>0.08548411</text:p>
          </table:table-cell>
          <table:table-cell office:value-type="float" office:value="0.09838567" calcext:value-type="float">
            <text:p>0.09838567</text:p>
          </table:table-cell>
          <table:table-cell office:value-type="float" office:value="0.09806739" calcext:value-type="float">
            <text:p>0.09806739</text:p>
          </table:table-cell>
          <table:table-cell office:value-type="float" office:value="0.08578689" calcext:value-type="float">
            <text:p>0.08578689</text:p>
          </table:table-cell>
          <table:table-cell office:value-type="float" office:value="0.09836377" calcext:value-type="float">
            <text:p>0.09836377</text:p>
          </table:table-cell>
          <table:table-cell office:value-type="float" office:value="0.09818342" calcext:value-type="float">
            <text:p>0.09818342</text:p>
          </table:table-cell>
          <table:table-cell office:value-type="float" office:value="0.09819249" calcext:value-type="float">
            <text:p>0.09819249</text:p>
          </table:table-cell>
          <table:table-cell office:value-type="float" office:value="0.09849136" calcext:value-type="float">
            <text:p>0.09849136</text:p>
          </table:table-cell>
          <table:table-cell office:value-type="float" office:value="0.09828364" calcext:value-type="float">
            <text:p>0.09828364</text:p>
          </table:table-cell>
          <table:table-cell office:value-type="float" office:value="0.09821708" calcext:value-type="float">
            <text:p>0.09821708</text:p>
          </table:table-cell>
          <table:table-cell office:value-type="float" office:value="0.09819132" calcext:value-type="float">
            <text:p>0.09819132</text:p>
          </table:table-cell>
          <table:table-cell office:value-type="float" office:value="0.09857311" calcext:value-type="float">
            <text:p>0.09857311</text:p>
          </table:table-cell>
          <table:table-cell office:value-type="float" office:value="0.09859429" calcext:value-type="float">
            <text:p>0.09859429</text:p>
          </table:table-cell>
          <table:table-cell office:value-type="float" office:value="0.09855507" calcext:value-type="float">
            <text:p>0.09855507</text:p>
          </table:table-cell>
          <table:table-cell office:value-type="float" office:value="0.09824482" calcext:value-type="float">
            <text:p>0.09824482</text:p>
          </table:table-cell>
          <table:table-cell office:value-type="float" office:value="0.09860421" calcext:value-type="float">
            <text:p>0.09860421</text:p>
          </table:table-cell>
          <table:table-cell office:value-type="float" office:value="0.09863399" calcext:value-type="float">
            <text:p>0.09863399</text:p>
          </table:table-cell>
          <table:table-cell office:value-type="float" office:value="0.09838574" calcext:value-type="float">
            <text:p>0.09838574</text:p>
          </table:table-cell>
          <table:table-cell office:value-type="float" office:value="0.09854831" calcext:value-type="float">
            <text:p>0.09854831</text:p>
          </table:table-cell>
          <table:table-cell office:value-type="float" office:value="0.09868582" calcext:value-type="float">
            <text:p>0.09868582</text:p>
          </table:table-cell>
          <table:table-cell office:value-type="float" office:value="0.09867432" calcext:value-type="float">
            <text:p>0.09867432</text:p>
          </table:table-cell>
          <table:table-cell office:value-type="float" office:value="0.09864574" calcext:value-type="float">
            <text:p>0.09864574</text:p>
          </table:table-cell>
          <table:table-cell office:value-type="float" office:value="0.09771326" calcext:value-type="float">
            <text:p>0.09771326</text:p>
          </table:table-cell>
          <table:table-cell office:value-type="float" office:value="0.09851833" calcext:value-type="float">
            <text:p>0.0985183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.63699156" calcext:value-type="float">
            <text:p>2.63699156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.63700815666667" calcext:value-type="float">
            <text:p>2.63700815666667</text:p>
          </table:table-cell>
          <table:table-cell table:formula="of:=( MAX([.B50];[.B65];[.B80]) -  MIN([.B50];[.B65];[.B80])   )/2" office:value-type="float" office:value="0.000503425000000002" calcext:value-type="float">
            <text:p>0.000503425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0.66172046" calcext:value-type="float">
            <text:p>0.66172046</text:p>
          </table:table-cell>
          <table:table-cell table:formula="of:=( MAX([.B4]:OFFSET([.B4];0;[.A4]-1)) - MIN([.B4]:OFFSET([.B4];0;[.A4]-1)) )/2" office:value-type="float" office:value="0.000197689999999973" calcext:value-type="float">
            <text:p>0.000197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0.669358346666667" calcext:value-type="float">
            <text:p>0.669358346666667</text:p>
          </table:table-cell>
          <table:table-cell table:formula="of:=( MAX([.B51];[.B66];[.B81]) -  MIN([.B51];[.B66];[.B81])   )/2" office:value-type="float" office:value="0.01372425" calcext:value-type="float">
            <text:p>0.01372425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0.33017959" calcext:value-type="float">
            <text:p>0.33017959</text:p>
          </table:table-cell>
          <table:table-cell table:formula="of:=( MAX([.B5]:OFFSET([.B5];0;[.A5]-1)) - MIN([.B5]:OFFSET([.B5];0;[.A5]-1)) )/2" office:value-type="float" office:value="0.000381670000000001" calcext:value-type="float">
            <text:p>0.000381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0.33037784" calcext:value-type="float">
            <text:p>0.33037784</text:p>
          </table:table-cell>
          <table:table-cell table:formula="of:=( MAX([.B52];[.B67];[.B82]) -  MIN([.B52];[.B67];[.B82])   )/2" office:value-type="float" office:value="0.000759465000000015" calcext:value-type="float">
            <text:p>0.000759465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0.22077533" calcext:value-type="float">
            <text:p>0.22077533</text:p>
          </table:table-cell>
          <table:table-cell table:formula="of:=( MAX([.B6]:OFFSET([.B6];0;[.A6]-1)) - MIN([.B6]:OFFSET([.B6];0;[.A6]-1)) )/2" office:value-type="float" office:value="0.000675954999999992" calcext:value-type="float">
            <text:p>0.00067595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0.222230296666667" calcext:value-type="float">
            <text:p>0.222230296666667</text:p>
          </table:table-cell>
          <table:table-cell table:formula="of:=( MAX([.B53];[.B68];[.B83]) -  MIN([.B53];[.B68];[.B83])   )/2" office:value-type="float" office:value="0.001699905" calcext:value-type="float">
            <text:p>0.00169990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0.16815354" calcext:value-type="float">
            <text:p>0.16815354</text:p>
          </table:table-cell>
          <table:table-cell table:formula="of:=( MAX([.B7]:OFFSET([.B7];0;[.A7]-1)) - MIN([.B7]:OFFSET([.B7];0;[.A7]-1)) )/2" office:value-type="float" office:value="0.00157996499999999" calcext:value-type="float">
            <text:p>0.0015799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0.170142336666667" calcext:value-type="float">
            <text:p>0.170142336666667</text:p>
          </table:table-cell>
          <table:table-cell table:formula="of:=( MAX([.B54];[.B69];[.B84]) -  MIN([.B54];[.B69];[.B84])   )/2" office:value-type="float" office:value="0.00193235" calcext:value-type="float">
            <text:p>0.00193235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0.1368144" calcext:value-type="float">
            <text:p>0.1368144</text:p>
          </table:table-cell>
          <table:table-cell table:formula="of:=( MAX([.B8]:OFFSET([.B8];0;[.A8]-1)) - MIN([.B8]:OFFSET([.B8];0;[.A8]-1)) )/2" office:value-type="float" office:value="0.002131435" calcext:value-type="float">
            <text:p>0.0021314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0.13776271" calcext:value-type="float">
            <text:p>0.13776271</text:p>
          </table:table-cell>
          <table:table-cell table:formula="of:=( MAX([.B55];[.B70];[.B85]) -  MIN([.B55];[.B70];[.B85])   )/2" office:value-type="float" office:value="0.00119504499999999" calcext:value-type="float">
            <text:p>0.001195045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0.13380832" calcext:value-type="float">
            <text:p>0.13380832</text:p>
          </table:table-cell>
          <table:table-cell table:formula="of:=( MAX([.B9]:OFFSET([.B9];0;[.A9]-1)) - MIN([.B9]:OFFSET([.B9];0;[.A9]-1)) )/2" office:value-type="float" office:value="0.00818519" calcext:value-type="float">
            <text:p>0.008185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0.124142586666667" calcext:value-type="float">
            <text:p>0.124142586666667</text:p>
          </table:table-cell>
          <table:table-cell table:formula="of:=( MAX([.B56];[.B71];[.B86]) -  MIN([.B56];[.B71];[.B86])   )/2" office:value-type="float" office:value="0.00767265500000001" calcext:value-type="float">
            <text:p>0.007672655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0.11263787" calcext:value-type="float">
            <text:p>0.11263787</text:p>
          </table:table-cell>
          <table:table-cell table:formula="of:=( MAX([.B10]:OFFSET([.B10];0;[.A10]-1)) - MIN([.B10]:OFFSET([.B10];0;[.A10]-1)) )/2" office:value-type="float" office:value="0.005535175" calcext:value-type="float">
            <text:p>0.0055351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0.112049793333333" calcext:value-type="float">
            <text:p>0.112049793333333</text:p>
          </table:table-cell>
          <table:table-cell table:formula="of:=( MAX([.B57];[.B72];[.B87]) -  MIN([.B57];[.B72];[.B87])   )/2" office:value-type="float" office:value="0.003574445" calcext:value-type="float">
            <text:p>0.003574445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0.11986655" calcext:value-type="float">
            <text:p>0.11986655</text:p>
          </table:table-cell>
          <table:table-cell table:formula="of:=( MAX([.B11]:OFFSET([.B11];0;[.A11]-1)) - MIN([.B11]:OFFSET([.B11];0;[.A11]-1)) )/2" office:value-type="float" office:value="0.01334603" calcext:value-type="float">
            <text:p>0.0133460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0.115361786666667" calcext:value-type="float">
            <text:p>0.115361786666667</text:p>
          </table:table-cell>
          <table:table-cell table:formula="of:=( MAX([.B58];[.B73];[.B88]) -  MIN([.B58];[.B73];[.B88])   )/2" office:value-type="float" office:value="0.003597665" calcext:value-type="float">
            <text:p>0.003597665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0.0918082" calcext:value-type="float">
            <text:p>0.0918082</text:p>
          </table:table-cell>
          <table:table-cell table:formula="of:=( MAX([.B12]:OFFSET([.B12];0;[.A12]-1)) - MIN([.B12]:OFFSET([.B12];0;[.A12]-1)) )/2" office:value-type="float" office:value="0.00592685" calcext:value-type="float">
            <text:p>0.0059268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0.10061481" calcext:value-type="float">
            <text:p>0.10061481</text:p>
          </table:table-cell>
          <table:table-cell table:formula="of:=( MAX([.B59];[.B74];[.B89]) -  MIN([.B59];[.B74];[.B89])   )/2" office:value-type="float" office:value="0.01281527" calcext:value-type="float">
            <text:p>0.01281527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0.11332544" calcext:value-type="float">
            <text:p>0.11332544</text:p>
          </table:table-cell>
          <table:table-cell table:formula="of:=( MAX([.B13]:OFFSET([.B13];0;[.A13]-1)) - MIN([.B13]:OFFSET([.B13];0;[.A13]-1)) )/2" office:value-type="float" office:value="0.00668715" calcext:value-type="float">
            <text:p>0.006687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0.122646456666667" calcext:value-type="float">
            <text:p>0.122646456666667</text:p>
          </table:table-cell>
          <table:table-cell table:formula="of:=( MAX([.B60];[.B75];[.B90]) -  MIN([.B60];[.B75];[.B90])   )/2" office:value-type="float" office:value="0.025778125" calcext:value-type="float">
            <text:p>0.025778125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0.11749177" calcext:value-type="float">
            <text:p>0.11749177</text:p>
          </table:table-cell>
          <table:table-cell table:formula="of:=( MAX([.B14]:OFFSET([.B14];0;[.A14]-1)) - MIN([.B14]:OFFSET([.B14];0;[.A14]-1)) )/2" office:value-type="float" office:value="0.0143983" calcext:value-type="float">
            <text:p>0.014398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0.128535666666667" calcext:value-type="float">
            <text:p>0.128535666666667</text:p>
          </table:table-cell>
          <table:table-cell table:formula="of:=( MAX([.B61];[.B76];[.B91]) -  MIN([.B61];[.B76];[.B91])   )/2" office:value-type="float" office:value="0.01454569" calcext:value-type="float">
            <text:p>0.01454569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0.0942735" calcext:value-type="float">
            <text:p>0.0942735</text:p>
          </table:table-cell>
          <table:table-cell table:formula="of:=( MAX([.B15]:OFFSET([.B15];0;[.A15]-1)) - MIN([.B15]:OFFSET([.B15];0;[.A15]-1)) )/2" office:value-type="float" office:value="0.01581028" calcext:value-type="float">
            <text:p>0.015810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0.114618986666667" calcext:value-type="float">
            <text:p>0.114618986666667</text:p>
          </table:table-cell>
          <table:table-cell table:formula="of:=( MAX([.B62];[.B77];[.B92]) -  MIN([.B62];[.B77];[.B92])   )/2" office:value-type="float" office:value="0.02831207" calcext:value-type="float">
            <text:p>0.02831207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.63751988" calcext:value-type="float">
            <text:p>2.63751988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0.68690154" calcext:value-type="float">
            <text:p>0.68690154</text:p>
          </table:table-cell>
          <table:table-cell table:formula="of:=( MAX([.B19]:OFFSET([.B19];0;[.A19]-1)) - MIN([.B19]:OFFSET([.B19];0;[.A19]-1)) )/2" office:value-type="float" office:value="0.01468327" calcext:value-type="float">
            <text:p>0.0146832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0.3297175" calcext:value-type="float">
            <text:p>0.3297175</text:p>
          </table:table-cell>
          <table:table-cell table:formula="of:=( MAX([.B20]:OFFSET([.B20];0;[.A20]-1)) - MIN([.B20]:OFFSET([.B20];0;[.A20]-1)) )/2" office:value-type="float" office:value="0.000268829999999998" calcext:value-type="float">
            <text:p>0.00026883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0.22417514" calcext:value-type="float">
            <text:p>0.22417514</text:p>
          </table:table-cell>
          <table:table-cell table:formula="of:=( MAX([.B21]:OFFSET([.B21];0;[.A21]-1)) - MIN([.B21]:OFFSET([.B21];0;[.A21]-1)) )/2" office:value-type="float" office:value="0.000125254999999991" calcext:value-type="float">
            <text:p>0.00012525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0.17201824" calcext:value-type="float">
            <text:p>0.17201824</text:p>
          </table:table-cell>
          <table:table-cell table:formula="of:=( MAX([.B22]:OFFSET([.B22];0;[.A22]-1)) - MIN([.B22]:OFFSET([.B22];0;[.A22]-1)) )/2" office:value-type="float" office:value="0.00345999499999999" calcext:value-type="float">
            <text:p>0.00345999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0.13726924" calcext:value-type="float">
            <text:p>0.13726924</text:p>
          </table:table-cell>
          <table:table-cell table:formula="of:=( MAX([.B23]:OFFSET([.B23];0;[.A23]-1)) - MIN([.B23]:OFFSET([.B23];0;[.A23]-1)) )/2" office:value-type="float" office:value="0.000493319999999992" calcext:value-type="float">
            <text:p>0.00049332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0.12015643" calcext:value-type="float">
            <text:p>0.12015643</text:p>
          </table:table-cell>
          <table:table-cell table:formula="of:=( MAX([.B24]:OFFSET([.B24];0;[.A24]-1)) - MIN([.B24]:OFFSET([.B24];0;[.A24]-1)) )/2" office:value-type="float" office:value="0.001381735" calcext:value-type="float">
            <text:p>0.00138173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0.1153302" calcext:value-type="float">
            <text:p>0.1153302</text:p>
          </table:table-cell>
          <table:table-cell table:formula="of:=( MAX([.B25]:OFFSET([.B25];0;[.A25]-1)) - MIN([.B25]:OFFSET([.B25];0;[.A25]-1)) )/2" office:value-type="float" office:value="0.006476555" calcext:value-type="float">
            <text:p>0.0064765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0.11267122" calcext:value-type="float">
            <text:p>0.11267122</text:p>
          </table:table-cell>
          <table:table-cell table:formula="of:=( MAX([.B26]:OFFSET([.B26];0;[.A26]-1)) - MIN([.B26]:OFFSET([.B26];0;[.A26]-1)) )/2" office:value-type="float" office:value="0.011953085" calcext:value-type="float">
            <text:p>0.01195308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0.09259749" calcext:value-type="float">
            <text:p>0.09259749</text:p>
          </table:table-cell>
          <table:table-cell table:formula="of:=( MAX([.B27]:OFFSET([.B27];0;[.A27]-1)) - MIN([.B27]:OFFSET([.B27];0;[.A27]-1)) )/2" office:value-type="float" office:value="0.00641463" calcext:value-type="float">
            <text:p>0.0064146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0.15308509" calcext:value-type="float">
            <text:p>0.15308509</text:p>
          </table:table-cell>
          <table:table-cell table:formula="of:=( MAX([.B28]:OFFSET([.B28];0;[.A28]-1)) - MIN([.B28]:OFFSET([.B28];0;[.A28]-1)) )/2" office:value-type="float" office:value="0.04355709" calcext:value-type="float">
            <text:p>0.04355709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0.14658315" calcext:value-type="float">
            <text:p>0.14658315</text:p>
          </table:table-cell>
          <table:table-cell table:formula="of:=( MAX([.B29]:OFFSET([.B29];0;[.A29]-1)) - MIN([.B29]:OFFSET([.B29];0;[.A29]-1)) )/2" office:value-type="float" office:value="0.01032324" calcext:value-type="float">
            <text:p>0.01032324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0.15089764" calcext:value-type="float">
            <text:p>0.15089764</text:p>
          </table:table-cell>
          <table:table-cell table:formula="of:=( MAX([.B30]:OFFSET([.B30];0;[.A30]-1)) - MIN([.B30]:OFFSET([.B30];0;[.A30]-1)) )/2" office:value-type="float" office:value="0.021658375" calcext:value-type="float">
            <text:p>0.02165837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.63651303" calcext:value-type="float">
            <text:p>2.63651303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0.65945304" calcext:value-type="float">
            <text:p>0.65945304</text:p>
          </table:table-cell>
          <table:table-cell table:formula="of:=( MAX([.B34]:OFFSET([.B34];0;[.A34]-1)) - MIN([.B34]:OFFSET([.B34];0;[.A34]-1)) )/2" office:value-type="float" office:value="0.000382270000000018" calcext:value-type="float">
            <text:p>0.0003822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0.33123643" calcext:value-type="float">
            <text:p>0.33123643</text:p>
          </table:table-cell>
          <table:table-cell table:formula="of:=( MAX([.B35]:OFFSET([.B35];0;[.A35]-1)) - MIN([.B35]:OFFSET([.B35];0;[.A35]-1)) )/2" office:value-type="float" office:value="0.000713150000000023" calcext:value-type="float">
            <text:p>0.00071315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0.22174042" calcext:value-type="float">
            <text:p>0.22174042</text:p>
          </table:table-cell>
          <table:table-cell table:formula="of:=( MAX([.B36]:OFFSET([.B36];0;[.A36]-1)) - MIN([.B36]:OFFSET([.B36];0;[.A36]-1)) )/2" office:value-type="float" office:value="0.00118958499999999" calcext:value-type="float">
            <text:p>0.00118958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0.17025523" calcext:value-type="float">
            <text:p>0.17025523</text:p>
          </table:table-cell>
          <table:table-cell table:formula="of:=( MAX([.B37]:OFFSET([.B37];0;[.A37]-1)) - MIN([.B37]:OFFSET([.B37];0;[.A37]-1)) )/2" office:value-type="float" office:value="0.000278860000000006" calcext:value-type="float">
            <text:p>0.00027886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0.13920449" calcext:value-type="float">
            <text:p>0.13920449</text:p>
          </table:table-cell>
          <table:table-cell table:formula="of:=( MAX([.B38]:OFFSET([.B38];0;[.A38]-1)) - MIN([.B38]:OFFSET([.B38];0;[.A38]-1)) )/2" office:value-type="float" office:value="0.00178207999999999" calcext:value-type="float">
            <text:p>0.00178208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0.11846301" calcext:value-type="float">
            <text:p>0.11846301</text:p>
          </table:table-cell>
          <table:table-cell table:formula="of:=( MAX([.B39]:OFFSET([.B39];0;[.A39]-1)) - MIN([.B39]:OFFSET([.B39];0;[.A39]-1)) )/2" office:value-type="float" office:value="0.001648245" calcext:value-type="float">
            <text:p>0.00164824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0.10818131" calcext:value-type="float">
            <text:p>0.10818131</text:p>
          </table:table-cell>
          <table:table-cell table:formula="of:=( MAX([.B40]:OFFSET([.B40];0;[.A40]-1)) - MIN([.B40]:OFFSET([.B40];0;[.A40]-1)) )/2" office:value-type="float" office:value="0.00318588" calcext:value-type="float">
            <text:p>0.00318588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0.11354759" calcext:value-type="float">
            <text:p>0.11354759</text:p>
          </table:table-cell>
          <table:table-cell table:formula="of:=( MAX([.B41]:OFFSET([.B41];0;[.A41]-1)) - MIN([.B41]:OFFSET([.B41];0;[.A41]-1)) )/2" office:value-type="float" office:value="0.01138323" calcext:value-type="float">
            <text:p>0.0113832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0.11743874" calcext:value-type="float">
            <text:p>0.11743874</text:p>
          </table:table-cell>
          <table:table-cell table:formula="of:=( MAX([.B42]:OFFSET([.B42];0;[.A42]-1)) - MIN([.B42]:OFFSET([.B42];0;[.A42]-1)) )/2" office:value-type="float" office:value="0.01529859" calcext:value-type="float">
            <text:p>0.0152985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0.10152884" calcext:value-type="float">
            <text:p>0.10152884</text:p>
          </table:table-cell>
          <table:table-cell table:formula="of:=( MAX([.B43]:OFFSET([.B43];0;[.A43]-1)) - MIN([.B43]:OFFSET([.B43];0;[.A43]-1)) )/2" office:value-type="float" office:value="0.014684525" calcext:value-type="float">
            <text:p>0.01468452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0.12153208" calcext:value-type="float">
            <text:p>0.12153208</text:p>
          </table:table-cell>
          <table:table-cell table:formula="of:=( MAX([.B44]:OFFSET([.B44];0;[.A44]-1)) - MIN([.B44]:OFFSET([.B44];0;[.A44]-1)) )/2" office:value-type="float" office:value="0.028458365" calcext:value-type="float">
            <text:p>0.02845836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0.09868582" calcext:value-type="float">
            <text:p>0.09868582</text:p>
          </table:table-cell>
          <table:table-cell table:formula="of:=( MAX([.B45]:OFFSET([.B45];0;[.A45]-1)) - MIN([.B45]:OFFSET([.B45];0;[.A45]-1)) )/2" office:value-type="float" office:value="0.018498355" calcext:value-type="float">
            <text:p>0.01849835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1:24:47.63297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1:37:53.964017796</dc:date>
    <meta:editing-duration>PT38M21S</meta:editing-duration>
    <meta:editing-cycles>4</meta:editing-cycles>
    <meta:generator>LibreOffice/7.0.2.2$Linux_X86_64 LibreOffice_project/00$Build-2</meta:generator>
    <meta:document-statistic meta:table-count="1" meta:cell-count="1181" meta:object-count="0"/>
  </office:meta>
</office:document-meta>
</file>